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1" svg:font-family="Carlit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1"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16d6d2" officeooo:paragraph-rsid="0016d6d2" style:font-size-asian="12pt" style:font-style-asian="normal" style:font-weight-asian="bold" style:font-name-complex="Carlito2" style:font-size-complex="12pt" style:font-style-complex="normal" style:font-weight-complex="bold"/>
    </style:style>
    <style:style style:name="P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3aca33" officeooo:paragraph-rsid="003aca33" style:font-size-asian="12pt" style:font-style-asian="normal" style:font-weight-asian="bold" style:font-name-complex="Carlito2" style:font-size-complex="12pt" style:font-style-complex="normal" style:font-weight-complex="bold"/>
    </style:style>
    <style:style style:name="P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187733" officeooo:paragraph-rsid="00187733" style:font-size-asian="12pt" style:font-style-asian="normal" style:font-weight-asian="normal" style:font-name-complex="Carlito2"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250c71" officeooo:paragraph-rsid="00250c71" style:font-size-asian="12pt" style:font-style-asian="normal" style:font-weight-asian="normal" style:font-name-complex="Carlito2" style:font-size-complex="12pt" style:font-style-complex="normal" style:font-weight-complex="normal"/>
    </style:style>
    <style:style style:name="P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style:font-size-asian="11pt" style:font-style-asian="normal" style:font-weight-asian="normal" style:font-name-complex="Carlito2" style:font-size-complex="11pt" style:font-style-complex="normal" style:font-weight-complex="normal"/>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29c29a" style:font-size-asian="11pt" style:font-style-asian="normal" style:font-weight-asian="normal" style:font-name-complex="Carlito2" style:font-size-complex="11pt" style:font-style-complex="normal" style:font-weight-complex="normal"/>
    </style:style>
    <style:style style:name="P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10"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paragraph-rsid="00219d3e" style:font-size-asian="11pt" style:font-style-asian="normal" style:font-weight-asian="normal" style:font-name-complex="Carlito2" style:font-size-complex="11pt" style:font-style-complex="normal" style:font-weight-complex="normal"/>
    </style:style>
    <style:style style:name="P1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2ebc5c" officeooo:paragraph-rsid="002ebc5c" style:font-size-asian="11pt" style:font-style-asian="normal" style:font-weight-asian="normal" style:font-name-complex="Carlito2" style:font-size-complex="11pt" style:font-style-complex="normal" style:font-weight-complex="normal"/>
    </style:style>
    <style:style style:name="P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0e78de" officeooo:paragraph-rsid="000e78de" style:font-size-asian="11pt" style:font-style-asian="normal" style:font-weight-asian="normal" style:font-name-complex="Carlito2" style:font-size-complex="11pt" style:font-style-complex="normal" style:font-weight-complex="normal"/>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1b1708" officeooo:paragraph-rsid="001b1708" style:font-size-asian="11pt" style:font-style-asian="normal" style:font-weight-asian="normal" style:font-name-complex="Carlito2" style:font-size-complex="11pt" style:font-style-complex="normal" style:font-weight-complex="normal"/>
    </style:style>
    <style:style style:name="P1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3aca33" officeooo:paragraph-rsid="003aca33" style:font-size-asian="11pt" style:font-style-asian="normal" style:font-weight-asian="normal" style:font-name-complex="Carlito2" style:font-size-complex="11pt" style:font-style-complex="normal" style:font-weight-complex="normal"/>
    </style:style>
    <style:style style:name="P1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bold" officeooo:rsid="000bd7ad" officeooo:paragraph-rsid="000bd7ad" style:font-size-asian="11pt" style:font-style-asian="normal" style:font-weight-asian="bold" style:font-name-complex="Carlito2" style:font-size-complex="11pt" style:font-style-complex="normal" style:font-weight-complex="bold"/>
    </style:style>
    <style:style style:name="P1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rsid="000576b5" officeooo:paragraph-rsid="000576b5" style:font-size-asian="11pt" style:font-style-asian="normal" style:font-weight-asian="bold" style:font-name-complex="Carlito2" style:font-size-complex="11pt" style:font-style-complex="normal" style:font-weight-complex="bold"/>
    </style:style>
    <style:style style:name="P1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paragraph-rsid="000576b5" style:font-size-asian="11pt" style:font-style-asian="normal" style:font-weight-asian="bold" style:font-name-complex="Carlito2" style:font-size-complex="11pt" style:font-style-complex="normal" style:font-weight-complex="bold"/>
    </style:style>
    <style:style style:name="P19"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bold" officeooo:rsid="0008ae3f" officeooo:paragraph-rsid="0008ae3f" style:font-size-asian="11pt" style:font-style-asian="normal" style:font-weight-asian="bold" style:font-name-complex="Carlito2" style:font-size-complex="11pt" style:font-style-complex="normal" style:font-weight-complex="bold"/>
    </style:style>
    <style:style style:name="P2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d6d2" officeooo:paragraph-rsid="0016d6d2" style:font-size-asian="11pt" style:font-style-asian="normal" style:font-weight-asian="bold" style:font-name-complex="Carlito2" style:font-size-complex="11pt" style:font-style-complex="normal" style:font-weight-complex="bold"/>
    </style:style>
    <style:style style:name="P2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2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a151" officeooo:paragraph-rsid="0017972c" style:font-size-asian="11pt" style:font-weight-asian="bold" style:font-size-complex="11pt" style:font-weight-complex="bold"/>
    </style:style>
    <style:style style:name="P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2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3e7a1f" officeooo:paragraph-rsid="003e7a1f" style:font-size-asian="11pt" style:font-weight-asian="bold" style:font-size-complex="11pt" style:font-weight-complex="bold"/>
    </style:style>
    <style:style style:name="P2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0b3e78" officeooo:paragraph-rsid="000b3e78" style:font-size-asian="11pt" style:font-weight-asian="normal" style:font-size-complex="11pt" style:font-weight-complex="normal"/>
    </style:style>
    <style:style style:name="P2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0dcabd" officeooo:paragraph-rsid="00100aef"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6a151"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7b881"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7972c" style:font-size-asian="11pt" style:font-weight-asian="normal" style:font-size-complex="11pt" style:font-weight-complex="normal"/>
    </style:style>
    <style:style style:name="P3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style:font-size-asian="11pt" style:font-weight-asian="normal" style:font-size-complex="11pt" style:font-weight-complex="normal"/>
    </style:style>
    <style:style style:name="P3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b1708" style:font-size-asian="11pt" style:font-weight-asian="normal" style:font-size-complex="11pt" style:font-weight-complex="normal"/>
    </style:style>
    <style:style style:name="P3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286f4d" style:font-size-asian="11pt" style:font-weight-asian="normal" style:font-size-complex="11pt" style:font-weight-complex="normal"/>
    </style:style>
    <style:style style:name="P3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7b881" officeooo:paragraph-rsid="0017b881" style:font-size-asian="11pt" style:font-weight-asian="normal" style:font-size-complex="11pt" style:font-weight-complex="normal"/>
    </style:style>
    <style:style style:name="P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3ef5f" officeooo:paragraph-rsid="0016a151" style:font-size-asian="11pt" style:font-weight-asian="normal" style:font-size-complex="11pt" style:font-weight-complex="normal"/>
    </style:style>
    <style:style style:name="P3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4fac0" officeooo:paragraph-rsid="0034fac0" style:font-size-asian="11pt" style:font-weight-asian="normal" style:font-size-complex="11pt" style:font-weight-complex="normal"/>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6a151" officeooo:paragraph-rsid="0016a151" style:font-size-asian="11pt" style:font-weight-asian="normal" style:font-size-complex="11pt" style:font-weight-complex="normal"/>
    </style:style>
    <style:style style:name="P3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6a151" officeooo:paragraph-rsid="0017972c" style:font-size-asian="11pt" style:font-weight-asian="normal" style:font-size-complex="11pt" style:font-weight-complex="normal"/>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40e94" officeooo:paragraph-rsid="00140e94" style:font-size-asian="11pt" style:font-weight-asian="normal" style:font-size-complex="11pt" style:font-weight-complex="normal"/>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556f6" officeooo:paragraph-rsid="0017972c" style:font-size-asian="11pt" style:font-weight-asian="normal" style:font-size-complex="11pt" style:font-weight-complex="normal"/>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17972c" officeooo:paragraph-rsid="0017972c" style:font-size-asian="11pt" style:font-weight-asian="normal" style:font-size-complex="11pt" style:font-weight-complex="normal"/>
    </style:style>
    <style:style style:name="P4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0c71" officeooo:paragraph-rsid="00250c71" style:font-size-asian="11pt" style:font-weight-asian="normal" style:font-size-complex="11pt" style:font-weight-complex="normal"/>
    </style:style>
    <style:style style:name="P4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46ab" officeooo:paragraph-rsid="002546ab" style:font-size-asian="11pt" style:font-weight-asian="normal" style:font-size-complex="11pt" style:font-weight-complex="normal"/>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546ab" officeooo:paragraph-rsid="00271dac" style:font-size-asian="11pt" style:font-weight-asian="normal" style:font-size-complex="11pt" style:font-weight-complex="normal"/>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9c29a" officeooo:paragraph-rsid="0029c29a" style:font-size-asian="11pt" style:font-weight-asian="normal" style:font-size-complex="11pt" style:font-weight-complex="normal"/>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e7a1f" officeooo:paragraph-rsid="003e7a1f" style:font-size-asian="11pt" style:font-weight-asian="normal" style:font-size-complex="11pt" style:font-weight-complex="normal"/>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3ff69a" officeooo:paragraph-rsid="00413540" style:font-size-asian="11pt" style:font-weight-asian="normal" style:font-size-complex="11pt" style:font-weight-complex="normal"/>
    </style:style>
    <style:style style:name="P4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4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0576b5" style:font-size-asian="11pt" style:font-style-asian="normal" style:font-weight-asian="normal" style:font-name-complex="Carlito2" style:font-size-complex="11pt" style:font-style-complex="normal" style:font-weight-complex="normal"/>
    </style:style>
    <style:style style:name="P4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87733" style:font-size-asian="11pt" style:font-style-asian="normal" style:font-weight-asian="normal" style:font-name-complex="Carlito2" style:font-size-complex="11pt" style:font-style-complex="normal" style:font-weight-complex="normal"/>
    </style:style>
    <style:style style:name="P5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1b1708" style:font-size-asian="11pt" style:font-style-asian="normal" style:font-weight-asian="normal" style:font-name-complex="Carlito2" style:font-size-complex="11pt" style:font-style-complex="normal" style:font-weight-complex="normal"/>
    </style:style>
    <style:style style:name="P5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2"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065946" style:font-size-asian="11pt" style:font-style-asian="normal" style:font-weight-asian="normal" style:font-name-complex="Carlito2" style:font-size-complex="11pt" style:font-style-complex="normal" style:font-weight-complex="normal"/>
    </style:style>
    <style:style style:name="P5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1pt" fo:language="fr" fo:country="FR" fo:font-style="normal" fo:font-weight="normal" officeooo:rsid="000576b5" officeooo:paragraph-rsid="00238c35" style:font-size-asian="11pt" style:font-weight-asian="bold" style:font-size-complex="11pt" style:font-weight-complex="bold"/>
    </style:style>
    <style:style style:name="P5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weight="normal" style:font-size-asian="11pt" style:font-weight-asian="normal" style:font-size-complex="11pt" style:font-weight-complex="normal"/>
    </style:style>
    <style:style style:name="P5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weight="normal" officeooo:rsid="003dcceb" officeooo:paragraph-rsid="003dcceb" style:font-size-asian="11pt" style:font-weight-asian="normal" style:font-size-complex="11pt" style:font-weight-complex="normal"/>
    </style:style>
    <style:style style:name="P56"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57" style:family="paragraph" style:parent-style-name="Text_20_body">
      <style:paragraph-properties fo:margin-left="0cm" fo:margin-right="0cm" style:line-height-at-least="0.476cm" fo:text-align="justify" style:justify-single-word="false" fo:text-indent="0cm" style:auto-text-indent="false"/>
      <style:text-properties officeooo:paragraph-rsid="0017972c"/>
    </style:style>
    <style:style style:name="P58"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officeooo:paragraph-rsid="00065946"/>
    </style:style>
    <style:style style:name="P5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6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6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6d6d2"/>
    </style:style>
    <style:style style:name="P6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3e7a1f" style:font-weight-asian="normal" style:font-weight-complex="normal"/>
    </style:style>
    <style:style style:name="P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bd7ad" style:font-size-asian="11pt" style:font-size-complex="11pt"/>
    </style:style>
    <style:style style:name="P6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dcabd" style:font-size-asian="11pt" style:font-size-complex="11pt"/>
    </style:style>
    <style:style style:name="P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2546ab" style:font-size-asian="11pt" style:font-size-complex="11pt"/>
    </style:style>
    <style:style style:name="P67"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fo:font-size="11pt" officeooo:paragraph-rsid="0017972c" style:font-size-asian="11pt" style:font-size-complex="11pt"/>
    </style:style>
    <style:style style:name="P68"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1pt" officeooo:paragraph-rsid="0008ae3f" style:font-size-asian="11pt" style:font-size-complex="11pt"/>
    </style:style>
    <style:style style:name="P69"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1pt" officeooo:paragraph-rsid="000e78de" style:font-size-asian="11pt" style:font-size-complex="11pt"/>
    </style:style>
    <style:style style:name="P7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bd7ad" officeooo:paragraph-rsid="000bd7ad" style:font-size-asian="11pt" style:font-size-complex="11pt"/>
    </style:style>
    <style:style style:name="P7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18bf5" officeooo:paragraph-rsid="00118bf5" style:font-size-asian="11pt" style:font-size-complex="11pt"/>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2801d" officeooo:paragraph-rsid="0012801d" style:font-size-asian="11pt" style:font-size-complex="11pt"/>
    </style:style>
    <style:style style:name="P7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17972c" officeooo:paragraph-rsid="0017972c" style:font-size-asian="11pt" style:font-size-complex="11pt"/>
    </style:style>
    <style:style style:name="P74" style:family="paragraph" style:parent-style-name="Text_20_body">
      <style:paragraph-properties fo:margin-left="0cm" fo:margin-right="0cm" fo:line-height="115%" fo:text-align="justify" style:justify-single-word="false" fo:text-indent="0cm" style:auto-text-indent="false"/>
      <style:text-properties style:font-name="Carlito" fo:font-size="11pt" style:font-size-asian="11pt" style:font-size-complex="11pt"/>
    </style:style>
    <style:style style:name="P7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fo:font-weight="normal" officeooo:paragraph-rsid="00074a18" style:font-size-asian="11pt" style:font-weight-asian="normal" style:font-size-complex="11pt" style:font-weight-complex="normal"/>
    </style:style>
    <style:style style:name="P7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fo:font-weight="normal" officeooo:rsid="0013ef5f" officeooo:paragraph-rsid="0013ef5f" style:font-size-asian="11pt" style:font-weight-asian="normal" style:font-size-complex="11pt" style:font-weight-complex="normal"/>
    </style:style>
    <style:style style:name="P7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34fac0"/>
    </style:style>
    <style:style style:name="P7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16d6d2"/>
    </style:style>
    <style:style style:name="P7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paragraph-rsid="003cb3f5"/>
    </style:style>
    <style:style style:name="P80"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officeooo:paragraph-rsid="002b2de1"/>
    </style:style>
    <style:style style:name="P81"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style:font-name="Carlito" officeooo:paragraph-rsid="002b458f"/>
    </style:style>
    <style:style style:name="P8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officeooo:rsid="00306cdc" officeooo:paragraph-rsid="003e7a1f"/>
    </style:style>
    <style:style style:name="P83" style:family="paragraph" style:parent-style-name="Standard">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normal" officeooo:rsid="001556f6" officeooo:paragraph-rsid="0017972c" style:font-weight-asian="normal" style:font-weight-complex="normal"/>
    </style:style>
    <style:style style:name="P84"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1pt" fo:letter-spacing="normal" fo:language="fr" fo:country="FR" fo:font-style="normal" fo:text-shadow="none" style:text-underline-style="none" fo:font-weight="normal" officeooo:paragraph-rsid="000576b5" style:font-size-asian="11pt" style:font-style-asian="normal" style:font-weight-asian="normal" style:font-name-complex="Carlito2" style:font-size-complex="11pt" style:font-style-complex="normal" style:font-weight-complex="normal" style:text-emphasize="none"/>
    </style:style>
    <style:style style:name="P85"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1pt" fo:letter-spacing="normal" fo:language="fr" fo:country="FR" fo:font-style="normal" fo:text-shadow="none" style:text-underline-style="none" fo:font-weight="normal" officeooo:rsid="000576b5" officeooo:paragraph-rsid="00238c35" style:font-size-asian="11pt" style:font-style-asian="normal" style:font-weight-asian="normal" style:font-name-complex="Carlito2" style:font-size-complex="11pt" style:font-style-complex="normal" style:font-weight-complex="normal" style:text-emphasize="none"/>
    </style:style>
    <style:style style:name="P86"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b3e78" officeooo:paragraph-rsid="000bd7ad" style:font-size-asian="11pt" style:font-size-complex="11pt"/>
    </style:style>
    <style:style style:name="P87"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0dcabd" officeooo:paragraph-rsid="00100aef" style:font-size-asian="11pt" style:font-size-complex="11pt"/>
    </style:style>
    <style:style style:name="P88" style:family="paragraph" style:parent-style-name="Heading_20_3">
      <style:text-properties officeooo:paragraph-rsid="0017972c"/>
    </style:style>
    <style:style style:name="P89" style:family="paragraph" style:parent-style-name="Text_20_body">
      <style:paragraph-properties fo:text-align="start" style:justify-single-word="false"/>
      <style:text-properties style:font-name="Carlito" fo:font-size="11pt" officeooo:paragraph-rsid="0017972c" style:font-size-asian="11pt" style:font-size-complex="11pt"/>
    </style:style>
    <style:style style:name="P90" style:family="paragraph" style:parent-style-name="Text_20_body">
      <style:text-properties style:font-name="Carlito" fo:font-size="11pt" officeooo:rsid="0016a151" officeooo:paragraph-rsid="0017972c" style:font-size-asian="11pt" style:font-size-complex="11pt"/>
    </style:style>
    <style:style style:name="P91" style:family="paragraph" style:parent-style-name="Text_20_body">
      <style:text-properties style:font-name="Carlito" fo:font-size="11pt" fo:font-weight="normal" officeooo:paragraph-rsid="0017972c" style:font-size-asian="11pt" style:font-weight-asian="normal" style:font-size-complex="11pt" style:font-weight-complex="normal"/>
    </style:style>
    <style:style style:name="P92" style:family="paragraph" style:parent-style-name="Text_20_body" style:list-style-name="L2">
      <style:text-properties style:font-name="Carlito" fo:font-size="11pt" style:font-size-asian="11pt" style:font-size-complex="11pt"/>
    </style:style>
    <style:style style:name="P93" style:family="paragraph" style:parent-style-name="Text_20_body" style:list-style-name="L3">
      <style:text-properties style:font-name="Carlito" fo:font-size="11pt" officeooo:paragraph-rsid="0017972c" style:font-size-asian="11pt" style:font-size-complex="11pt"/>
    </style:style>
    <style:style style:name="P94" style:family="paragraph" style:parent-style-name="Text_20_body" style:list-style-name="L4">
      <style:text-properties style:font-name="Carlito" fo:font-size="11pt" officeooo:paragraph-rsid="0017972c" style:font-size-asian="11pt" style:font-size-complex="11pt"/>
    </style:style>
    <style:style style:name="P95" style:family="paragraph" style:parent-style-name="Text_20_body" style:list-style-name="L5">
      <style:text-properties style:font-name="Carlito" fo:font-size="11pt" officeooo:paragraph-rsid="0017972c" style:font-size-asian="11pt" style:font-size-complex="11pt"/>
    </style:style>
    <style:style style:name="P96" style:family="paragraph" style:parent-style-name="Text_20_body" style:list-style-name="L6">
      <style:text-properties style:font-name="Carlito" fo:font-size="11pt" officeooo:paragraph-rsid="0017972c" style:font-size-asian="11pt" style:font-size-complex="11pt"/>
    </style:style>
    <style:style style:name="P97" style:family="paragraph" style:parent-style-name="Text_20_body" style:list-style-name="L7">
      <style:text-properties style:font-name="Carlito" fo:font-size="11pt" officeooo:paragraph-rsid="0017972c" style:font-size-asian="11pt" style:font-size-complex="11pt"/>
    </style:style>
    <style:style style:name="P98" style:family="paragraph" style:parent-style-name="Text_20_body" style:list-style-name="L8">
      <style:text-properties style:font-name="Carlito" fo:font-size="11pt" officeooo:paragraph-rsid="0017972c" style:font-size-asian="11pt" style:font-size-complex="11pt"/>
    </style:style>
    <style:style style:name="P99" style:family="paragraph" style:parent-style-name="Text_20_body" style:list-style-name="L9">
      <style:text-properties style:font-name="Carlito" fo:font-size="11pt" officeooo:paragraph-rsid="0017972c" style:font-size-asian="11pt" style:font-size-complex="11pt"/>
    </style:style>
    <style:style style:name="P100" style:family="paragraph" style:parent-style-name="Text_20_body" style:list-style-name="L10">
      <style:text-properties style:font-name="Carlito" fo:font-size="11pt" officeooo:paragraph-rsid="0017972c" style:font-size-asian="11pt" style:font-size-complex="11pt"/>
    </style:style>
    <style:style style:name="P101" style:family="paragraph" style:parent-style-name="Text_20_body" style:list-style-name="L11">
      <style:text-properties style:font-name="Carlito" fo:font-size="11pt" fo:font-weight="normal" officeooo:paragraph-rsid="0017972c" style:font-size-asian="11pt" style:font-weight-asian="normal" style:font-size-complex="11pt" style:font-weight-complex="normal"/>
    </style:style>
    <style:style style:name="P102"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03"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1347f3" style:font-size-asian="11pt" style:font-weight-asian="bold" style:font-size-complex="11pt" style:font-weight-complex="bold"/>
    </style:style>
    <style:style style:name="P104"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05"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2546ab" style:font-size-asian="11pt" style:font-weight-asian="bold" style:font-size-complex="11pt" style:font-weight-complex="bold"/>
    </style:style>
    <style:style style:name="P106"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07"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0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6a151" officeooo:paragraph-rsid="0016a151" style:font-size-asian="11pt" style:font-weight-asian="bold" style:font-size-complex="11pt" style:font-weight-complex="bold"/>
    </style:style>
    <style:style style:name="P109"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23f287" officeooo:paragraph-rsid="0023f287" style:font-size-asian="11pt" style:font-style-asian="normal" style:font-weight-asian="normal" style:font-name-complex="Carlito2" style:font-size-complex="11pt" style:font-style-complex="normal" style:font-weight-complex="normal"/>
    </style:style>
    <style:style style:name="P110" style:family="paragraph" style:parent-style-name="Text_20_body" style:list-style-name="L1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3e7a1f" style:font-size-asian="11pt" style:font-weight-asian="normal" style:font-size-complex="11pt" style:font-weight-complex="normal"/>
    </style:style>
    <style:style style:name="P111"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41bb20" style:font-size-asian="11pt" style:font-weight-asian="normal" style:font-size-complex="11pt" style:font-weight-complex="normal"/>
    </style:style>
    <style:style style:name="P112"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413540" officeooo:paragraph-rsid="00413540" style:font-size-asian="11pt" style:font-weight-asian="normal" style:font-size-complex="11pt" style:font-weight-complex="normal"/>
    </style:style>
    <style:style style:name="P11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44bc51" officeooo:paragraph-rsid="0044bc51" style:font-size-asian="11pt" style:font-weight-asian="normal" style:font-size-complex="11pt" style:font-weight-complex="normal"/>
    </style:style>
    <style:style style:name="P11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font-weight="normal" officeooo:rsid="003dcceb" officeooo:paragraph-rsid="003dcceb" style:font-size-asian="11pt" style:font-weight-asian="normal" style:font-size-complex="11pt" style:font-weight-complex="normal"/>
    </style:style>
    <style:style style:name="P11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1pt" fo:font-style="normal" fo:font-weight="normal" officeooo:rsid="0042de36" officeooo:paragraph-rsid="0042de36" style:font-size-asian="11pt" style:font-style-asian="normal" style:font-weight-asian="normal" style:font-name-complex="Carlito2" style:font-size-complex="11pt" style:font-style-complex="normal" style:font-weight-complex="normal"/>
    </style:style>
    <style:style style:name="P11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75pt" fo:language="fr" fo:country="FR" fo:font-style="normal" fo:font-weight="normal" officeooo:paragraph-rsid="001b1708" style:font-size-asian="11pt" style:font-weight-asian="normal" style:font-size-complex="11pt" style:font-weight-complex="normal"/>
    </style:style>
    <style:style style:name="P11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normal" officeooo:rsid="00074a18" officeooo:paragraph-rsid="00074a18" style:font-size-asian="11pt" style:font-weight-asian="normal" style:font-size-complex="11pt" style:font-weight-complex="normal"/>
    </style:style>
    <style:style style:name="P118"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1347f3" style:font-size-asian="11pt" style:font-size-complex="11pt"/>
    </style:style>
    <style:style style:name="P119"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paragraph-rsid="00065946" style:font-size-asian="11pt" style:font-size-complex="11pt"/>
    </style:style>
    <style:style style:name="P120"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23f287" officeooo:paragraph-rsid="0023f287" style:font-size-asian="11pt" style:font-size-complex="11pt"/>
    </style:style>
    <style:style style:name="P121"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style:font-name="Carlito" fo:font-size="11pt" officeooo:rsid="00250c71" officeooo:paragraph-rsid="00250c71" style:font-size-asian="11pt" style:font-size-complex="11pt"/>
    </style:style>
    <style:style style:name="P122" style:family="paragraph" style:parent-style-name="Text_20_body" style:list-style-name="L1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250c71"/>
    </style:style>
    <style:style style:name="P12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42b76"/>
    </style:style>
    <style:style style:name="P124"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13540" style:font-weight-asian="normal" style:font-weight-complex="normal"/>
    </style:style>
    <style:style style:name="P125"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a91bc" officeooo:paragraph-rsid="000a91bc" style:font-size-asian="11pt" style:font-weight-asian="bold" style:font-size-complex="11pt" style:font-weight-complex="bold"/>
    </style:style>
    <style:style style:name="P126"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7"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65946" style:font-size-asian="11pt" style:font-weight-asian="bold" style:font-size-complex="11pt" style:font-weight-complex="bold"/>
    </style:style>
    <style:style style:name="P128"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29"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286f4d" style:font-size-asian="11pt" style:font-weight-asian="bold" style:font-size-complex="11pt" style:font-weight-complex="bold"/>
    </style:style>
    <style:style style:name="P130" style:family="paragraph" style:parent-style-name="Text_20_body" style:list-style-name="L1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576b5" style:font-size-asian="11pt" style:font-weight-asian="bold" style:font-size-complex="11pt" style:font-weight-complex="bold"/>
    </style:style>
    <style:style style:name="P131" style:family="paragraph" style:parent-style-name="Text_20_body" style:list-style-name="L1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32"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33"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576b5" officeooo:paragraph-rsid="000576b5" style:font-size-asian="11pt" style:font-weight-asian="bold" style:font-size-complex="11pt" style:font-weight-complex="bold"/>
    </style:style>
    <style:style style:name="P134"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49d8b7" officeooo:paragraph-rsid="0049d8b7" style:font-size-asian="11pt" style:font-weight-asian="bold" style:font-size-complex="11pt" style:font-weight-complex="bold"/>
    </style:style>
    <style:style style:name="P135"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 fo:font-size="11pt" fo:language="fr" fo:country="FR" fo:font-style="normal" fo:font-weight="bold" officeooo:rsid="0049d8b7" officeooo:paragraph-rsid="0049d8b7" style:font-size-asian="11pt" style:font-weight-asian="bold" style:font-size-complex="11pt" style:font-weight-complex="bold"/>
    </style:style>
    <style:style style:name="P136"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 fo:font-size="11pt" fo:language="fr" fo:country="FR" fo:font-style="normal" fo:font-weight="bold" officeooo:rsid="004bc13d" officeooo:paragraph-rsid="004bc13d" style:font-size-asian="11pt" style:font-weight-asian="bold" style:font-size-complex="11pt" style:font-weight-complex="bold"/>
    </style:style>
    <style:style style:name="P137"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fo:color="#0070c0" style:font-name="Carlito" fo:font-size="11pt" fo:language="fr" fo:country="FR" fo:font-style="normal" fo:font-weight="bold" officeooo:rsid="004d05a2" officeooo:paragraph-rsid="004d05a2" style:font-size-asian="11pt" style:font-weight-asian="bold" style:font-size-complex="11pt" style:font-weight-complex="bold"/>
    </style:style>
    <style:style style:name="P138"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074a18" officeooo:paragraph-rsid="00074a18" style:font-size-asian="11pt" style:font-weight-asian="bold" style:font-size-complex="11pt" style:font-weight-complex="bold"/>
    </style:style>
    <style:style style:name="P139"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471c25" officeooo:paragraph-rsid="004e1580" style:font-size-asian="11pt" style:font-weight-asian="bold" style:font-size-complex="11pt" style:font-weight-complex="bold"/>
    </style:style>
    <style:style style:name="P140"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48e2ab" officeooo:paragraph-rsid="0048e2ab" style:font-size-asian="11pt" style:font-weight-asian="bold" style:font-size-complex="11pt" style:font-weight-complex="bold"/>
    </style:style>
    <style:style style:name="P141" style:family="paragraph" style:parent-style-name="Text_20_body" style:list-style-name="L1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officeooo:paragraph-rsid="0049d8b7"/>
    </style:style>
    <style:style style:name="P142"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074a18" style:font-size-asian="11pt" style:font-weight-asian="bold" style:font-size-complex="11pt" style:font-weight-complex="bold"/>
    </style:style>
    <style:style style:name="P14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44"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45"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46"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41bb20" style:font-size-asian="11pt" style:font-weight-asian="bold" style:font-size-complex="11pt" style:font-weight-complex="bold"/>
    </style:style>
    <style:style style:name="P147"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49d8b7" style:font-size-asian="11pt" style:font-weight-asian="bold" style:font-size-complex="11pt" style:font-weight-complex="bold"/>
    </style:style>
    <style:style style:name="P148"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0a91bc" officeooo:paragraph-rsid="001347f3" style:font-size-asian="11pt" style:font-weight-asian="bold" style:font-size-complex="11pt" style:font-weight-complex="bold"/>
    </style:style>
    <style:style style:name="P14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347f3" officeooo:paragraph-rsid="001347f3" style:font-size-asian="11pt" style:font-weight-asian="bold" style:font-size-complex="11pt" style:font-weight-complex="bold"/>
    </style:style>
    <style:style style:name="P15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151" style:family="paragraph" style:parent-style-name="Text_20_body" style:list-style-name="L1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44bc51" officeooo:paragraph-rsid="0044bc51" style:font-size-asian="11pt" style:font-weight-asian="bold" style:font-size-complex="11pt" style:font-weight-complex="bold"/>
    </style:style>
    <style:style style:name="P152" style:family="paragraph" style:parent-style-name="Text_20_body" style:list-style-name="L1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paragraph-rsid="003e7a1f" style:font-size-asian="11pt" style:font-weight-asian="normal" style:font-size-complex="11pt" style:font-weight-complex="normal"/>
    </style:style>
    <style:style style:name="P15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154"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style:font-name="Carlito" fo:font-size="11pt" officeooo:paragraph-rsid="00074a18" style:font-size-asian="11pt" style:font-size-complex="11pt"/>
    </style:style>
    <style:style style:name="P155" style:family="paragraph" style:parent-style-name="Text_20_body" style:list-style-name="L2">
      <style:paragraph-properties fo:margin-top="0cm" fo:margin-bottom="0cm" loext:contextual-spacing="false"/>
      <style:text-properties style:font-name="Carlito" fo:font-size="11pt" style:font-size-asian="11pt" style:font-size-complex="11pt"/>
    </style:style>
    <style:style style:name="P156" style:family="paragraph" style:parent-style-name="Text_20_body" style:list-style-name="L3">
      <style:paragraph-properties fo:margin-top="0cm" fo:margin-bottom="0cm" loext:contextual-spacing="false"/>
      <style:text-properties style:font-name="Carlito" fo:font-size="11pt" officeooo:paragraph-rsid="0017972c" style:font-size-asian="11pt" style:font-size-complex="11pt"/>
    </style:style>
    <style:style style:name="P157" style:family="paragraph" style:parent-style-name="Text_20_body" style:list-style-name="L4">
      <style:paragraph-properties fo:margin-top="0cm" fo:margin-bottom="0cm" loext:contextual-spacing="false"/>
      <style:text-properties style:font-name="Carlito" fo:font-size="11pt" officeooo:paragraph-rsid="0017972c" style:font-size-asian="11pt" style:font-size-complex="11pt"/>
    </style:style>
    <style:style style:name="P158" style:family="paragraph" style:parent-style-name="Text_20_body" style:list-style-name="L5">
      <style:paragraph-properties fo:margin-top="0cm" fo:margin-bottom="0cm" loext:contextual-spacing="false"/>
      <style:text-properties style:font-name="Carlito" fo:font-size="11pt" officeooo:paragraph-rsid="0017972c" style:font-size-asian="11pt" style:font-size-complex="11pt"/>
    </style:style>
    <style:style style:name="P159"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60"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paragraph-rsid="0016a151" style:font-size-asian="11pt" style:font-weight-asian="bold" style:font-size-complex="11pt" style:font-weight-complex="bold"/>
    </style:style>
    <style:style style:name="P161"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officeooo:rsid="0017972c" officeooo:paragraph-rsid="0017972c" style:font-size-asian="11pt" style:font-weight-asian="bold" style:font-size-complex="11pt" style:font-weight-complex="bold"/>
    </style:style>
    <style:style style:name="P162"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P16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1pt" fo:language="fr" fo:country="FR" fo:font-style="normal" fo:font-weight="normal" officeooo:rsid="0044bc51" officeooo:paragraph-rsid="0044bc51" style:font-size-asian="11pt" style:font-weight-asian="normal" style:font-size-complex="11pt" style:font-weight-complex="normal"/>
    </style:style>
    <style:style style:name="P16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456a0a" officeooo:paragraph-rsid="004e1580" style:font-size-asian="11pt" style:font-weight-asian="bold" style:font-size-complex="11pt" style:font-weight-complex="bold"/>
    </style:style>
    <style:style style:name="P165" style:family="paragraph" style:parent-style-name="Text_20_body" style:list-style-name="L1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rlito" fo:font-size="11pt" fo:language="fr" fo:country="FR" fo:font-style="normal" fo:font-weight="bold" officeooo:rsid="0048e2ab" officeooo:paragraph-rsid="0048e2ab" style:font-size-asian="11pt" style:font-weight-asian="bold" style:font-size-complex="11pt" style:font-weight-complex="bold"/>
    </style:style>
    <style:style style:name="P16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color="#0070c0" style:font-name="Carlito" fo:font-size="11pt" fo:language="fr" fo:country="FR" fo:font-style="normal" fo:font-weight="bold" officeooo:rsid="004e1580" officeooo:paragraph-rsid="004e1580" style:font-size-asian="11pt" style:font-weight-asian="bold" style:font-size-complex="11pt" style:font-weight-complex="bold"/>
    </style:style>
    <style:style style:name="P16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456a0a"/>
    </style:style>
    <style:style style:name="P16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4d05a2" style:font-weight-asian="normal" style:font-weight-complex="normal"/>
    </style:style>
    <style:style style:name="P1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1" style:family="paragraph">
      <style:paragraph-properties fo:margin-left="0cm" fo:margin-right="0cm" style:line-height-at-least="0.476cm" fo:text-indent="0cm"/>
    </style:style>
    <style:style style:name="T1" style:family="text">
      <style:text-properties fo:font-variant="normal" fo:text-transform="none" fo:language="fr" fo:country="FR" fo:font-style="normal" officeooo:rsid="000bd7ad"/>
    </style:style>
    <style:style style:name="T2" style:family="text">
      <style:text-properties fo:font-variant="normal" fo:text-transform="none" fo:language="fr" fo:country="FR" fo:font-style="normal" officeooo:rsid="000a0e53"/>
    </style:style>
    <style:style style:name="T3" style:family="text">
      <style:text-properties fo:font-variant="normal" fo:text-transform="none" fo:language="fr" fo:country="FR" fo:font-style="normal" officeooo:rsid="00074a18"/>
    </style:style>
    <style:style style:name="T4" style:family="text">
      <style:text-properties fo:font-variant="normal" fo:text-transform="none" fo:language="fr" fo:country="FR" fo:font-style="normal" fo:font-weight="normal" officeooo:rsid="000b3e78" style:font-weight-asian="normal" style:font-weight-complex="normal"/>
    </style:style>
    <style:style style:name="T5" style:family="text">
      <style:text-properties fo:font-variant="normal" fo:text-transform="none" fo:language="fr" fo:country="FR" fo:font-style="normal" fo:font-weight="normal" officeooo:rsid="0008ae3f" style:font-weight-asian="normal" style:font-weight-complex="normal"/>
    </style:style>
    <style:style style:name="T6" style:family="text">
      <style:text-properties fo:font-variant="normal" fo:text-transform="none" fo:language="fr" fo:country="FR" fo:font-style="normal" fo:font-weight="normal" officeooo:rsid="0007ecfa" style:font-weight-asian="normal" style:font-weight-complex="normal"/>
    </style:style>
    <style:style style:name="T7" style:family="text">
      <style:text-properties fo:font-variant="normal" fo:text-transform="none" fo:language="fr" fo:country="FR" fo:font-style="normal" fo:font-weight="normal" officeooo:rsid="000e78de" style:font-weight-asian="normal" style:font-weight-complex="normal"/>
    </style:style>
    <style:style style:name="T8" style:family="text">
      <style:text-properties fo:font-variant="normal" fo:text-transform="none" fo:language="fr" fo:country="FR" fo:font-style="normal" fo:font-weight="normal" officeooo:rsid="00100aef" style:font-weight-asian="normal" style:font-weight-complex="normal"/>
    </style:style>
    <style:style style:name="T9" style:family="text">
      <style:text-properties fo:font-variant="normal" fo:text-transform="none" fo:language="fr" fo:country="FR" fo:font-style="normal" fo:font-weight="normal" officeooo:rsid="002546ab" style:font-weight-asian="normal" style:font-weight-complex="normal"/>
    </style:style>
    <style:style style:name="T10" style:family="text">
      <style:text-properties fo:font-variant="normal" fo:text-transform="none" fo:language="fr" fo:country="FR" fo:font-style="normal" fo:font-weight="normal" officeooo:rsid="0025fc2a" style:font-weight-asian="normal" style:font-weight-complex="normal"/>
    </style:style>
    <style:style style:name="T11" style:family="text">
      <style:text-properties fo:font-variant="normal" fo:text-transform="none" fo:language="fr" fo:country="FR" fo:font-style="normal" fo:font-weight="normal" officeooo:rsid="00271dac" style:font-weight-asian="normal" style:font-weight-complex="normal"/>
    </style:style>
    <style:style style:name="T12" style:family="text">
      <style:text-properties fo:font-variant="normal" fo:text-transform="none" fo:language="fr" fo:country="FR" fo:font-style="normal" fo:font-weight="normal" style:font-style-asian="normal" style:font-weight-asian="normal" style:font-name-complex="Carlito2" style:font-style-complex="normal" style:font-weight-complex="normal"/>
    </style:style>
    <style:style style:name="T13" style:family="text">
      <style:text-properties fo:font-variant="normal" fo:text-transform="none" fo:language="fr" fo:country="FR" fo:font-style="normal" fo:font-weight="normal" officeooo:rsid="001347f3" style:font-style-asian="normal" style:font-weight-asian="normal" style:font-name-complex="Carlito2" style:font-style-complex="normal" style:font-weight-complex="normal"/>
    </style:style>
    <style:style style:name="T14" style:family="text">
      <style:text-properties fo:font-variant="normal" fo:text-transform="none" fo:language="fr" fo:country="FR" fo:font-style="normal" fo:font-weight="normal" officeooo:rsid="000a91bc" style:font-style-asian="normal" style:font-weight-asian="normal" style:font-name-complex="Carlito2" style:font-style-complex="normal" style:font-weight-complex="normal"/>
    </style:style>
    <style:style style:name="T15" style:family="text">
      <style:text-properties fo:font-variant="normal" fo:text-transform="none" fo:language="fr" fo:country="FR" fo:font-style="normal" fo:font-weight="normal" officeooo:rsid="0008ae3f" style:font-style-asian="normal" style:font-weight-asian="normal" style:font-name-complex="Carlito2" style:font-style-complex="normal" style:font-weight-complex="normal"/>
    </style:style>
    <style:style style:name="T16" style:family="text">
      <style:text-properties fo:font-variant="normal" fo:text-transform="none" fo:language="fr" fo:country="FR" fo:font-style="normal" fo:font-weight="normal" officeooo:rsid="0023f287" style:font-style-asian="normal" style:font-weight-asian="normal" style:font-name-complex="Carlito2" style:font-style-complex="normal" style:font-weight-complex="normal"/>
    </style:style>
    <style:style style:name="T17" style:family="text">
      <style:text-properties fo:font-variant="normal" fo:text-transform="none" fo:language="fr" fo:country="FR" fo:font-style="normal" fo:font-weight="normal" officeooo:rsid="00250c71" style:font-style-asian="normal" style:font-weight-asian="normal" style:font-name-complex="Carlito2" style:font-style-complex="normal" style:font-weight-complex="normal"/>
    </style:style>
    <style:style style:name="T18" style:family="text">
      <style:text-properties fo:font-variant="normal" fo:text-transform="none" fo:language="fr" fo:country="FR" fo:font-style="normal" fo:font-weight="normal" officeooo:rsid="00367465" style:font-style-asian="normal" style:font-weight-asian="normal" style:font-name-complex="Carlito2" style:font-style-complex="normal" style:font-weight-complex="normal"/>
    </style:style>
    <style:style style:name="T19" style:family="text">
      <style:text-properties fo:font-variant="normal" fo:text-transform="none" fo:language="fr" fo:country="FR" fo:font-style="normal" fo:font-weight="bold" style:font-weight-asian="bold" style:font-weight-complex="bold"/>
    </style:style>
    <style:style style:name="T20" style:family="text">
      <style:text-properties fo:font-variant="normal" fo:text-transform="none" fo:language="fr" fo:country="FR" fo:font-style="normal" fo:font-weight="bold" officeooo:rsid="000a91bc" style:font-weight-asian="bold" style:font-weight-complex="bold"/>
    </style:style>
    <style:style style:name="T21" style:family="text">
      <style:text-properties fo:font-variant="normal" fo:text-transform="none" fo:language="fr" fo:country="FR" fo:font-style="normal" fo:font-weight="bold" officeooo:rsid="002546ab" style:font-weight-asian="bold" style:font-weight-complex="bold"/>
    </style:style>
    <style:style style:name="T22" style:family="text">
      <style:text-properties fo:font-variant="normal" fo:text-transform="none" fo:language="fr" fo:country="FR" fo:font-style="italic" fo:font-weight="normal" officeooo:rsid="000e78de" style:font-style-asian="italic" style:font-weight-asian="normal" style:font-name-complex="Carlito2" style:font-style-complex="italic" style:font-weight-complex="normal"/>
    </style:style>
    <style:style style:name="T23" style:family="text">
      <style:text-properties fo:font-variant="normal" fo:text-transform="none" fo:language="fr" fo:country="FR" fo:font-style="italic" fo:font-weight="normal" officeooo:rsid="0008ae3f" style:font-style-asian="italic" style:font-weight-asian="normal" style:font-name-complex="Carlito2" style:font-style-complex="italic" style:font-weight-complex="normal"/>
    </style:style>
    <style:style style:name="T24" style:family="text">
      <style:text-properties fo:font-variant="normal" fo:text-transform="none" fo:language="fr" fo:country="FR" fo:font-style="italic" fo:font-weight="bold" officeooo:rsid="0008ae3f" style:font-style-asian="italic" style:font-weight-asian="bold" style:font-name-complex="Carlito2" style:font-style-complex="italic" style:font-weight-complex="bold"/>
    </style:style>
    <style:style style:name="T25" style:family="text">
      <style:text-properties fo:font-variant="normal" fo:text-transform="none" fo:font-style="normal" fo:font-weight="normal" officeooo:rsid="000e78de" style:font-style-asian="normal" style:font-weight-asian="normal" style:font-name-complex="Carlito2" style:font-style-complex="normal" style:font-weight-complex="normal"/>
    </style:style>
    <style:style style:name="T26" style:family="text">
      <style:text-properties fo:font-variant="normal" fo:text-transform="none" fo:font-size="11pt" fo:language="fr" fo:country="FR" fo:font-style="normal" fo:font-weight="normal" officeooo:rsid="00398882" style:font-size-asian="11pt" style:font-weight-asian="normal" style:font-size-complex="11pt" style:font-weight-complex="normal"/>
    </style:style>
    <style:style style:name="T27" style:family="text">
      <style:text-properties fo:font-variant="normal" fo:text-transform="none" fo:font-size="11pt" fo:language="fr" fo:country="FR" fo:font-style="normal" fo:font-weight="normal" officeooo:rsid="003aca33" style:font-size-asian="11pt" style:font-weight-asian="normal" style:font-size-complex="11pt" style:font-weight-complex="normal"/>
    </style:style>
    <style:style style:name="T28" style:family="text">
      <style:text-properties fo:font-variant="normal" fo:text-transform="none" fo:font-size="11pt" fo:language="fr" fo:country="FR" fo:font-style="normal" fo:font-weight="normal" officeooo:rsid="0016d6d2" style:font-size-asian="11pt" style:font-weight-asian="normal" style:font-size-complex="11pt" style:font-weight-complex="normal"/>
    </style:style>
    <style:style style:name="T29" style:family="text">
      <style:text-properties fo:font-variant="normal" fo:text-transform="none" fo:font-size="11pt" fo:language="fr" fo:country="FR" fo:font-style="normal" fo:font-weight="normal" officeooo:rsid="002b2de1" style:font-size-asian="11pt" style:font-style-asian="normal" style:font-weight-asian="normal" style:font-name-complex="Carlito2" style:font-size-complex="11pt" style:font-style-complex="normal" style:font-weight-complex="normal"/>
    </style:style>
    <style:style style:name="T30" style:family="text">
      <style:text-properties fo:font-variant="normal" fo:text-transform="none" fo:font-size="11pt" fo:language="fr" fo:country="FR" fo:font-style="normal" fo:font-weight="normal" officeooo:rsid="00304065" style:font-size-asian="11pt" style:font-style-asian="normal" style:font-weight-asian="normal" style:font-name-complex="Carlito2" style:font-size-complex="11pt" style:font-style-complex="normal" style:font-weight-complex="normal"/>
    </style:style>
    <style:style style:name="T31" style:family="text">
      <style:text-properties fo:font-variant="normal" fo:text-transform="none" fo:font-size="11pt" fo:language="fr" fo:country="FR" fo:font-style="normal" fo:font-weight="normal" officeooo:rsid="0029e2c7" style:font-size-asian="11pt" style:font-style-asian="normal" style:font-weight-asian="normal" style:font-name-complex="Carlito2" style:font-size-complex="11pt" style:font-style-complex="normal" style:font-weight-complex="normal"/>
    </style:style>
    <style:style style:name="T32" style:family="text">
      <style:text-properties fo:font-variant="normal" fo:text-transform="none" fo:font-size="11pt" fo:language="fr" fo:country="FR" fo:font-style="normal" fo:font-weight="normal" officeooo:rsid="002b458f" style:font-size-asian="11pt" style:font-style-asian="normal" style:font-weight-asian="normal" style:font-name-complex="Carlito2" style:font-size-complex="11pt" style:font-style-complex="normal" style:font-weight-complex="normal"/>
    </style:style>
    <style:style style:name="T33" style:family="text">
      <style:text-properties fo:font-variant="normal" fo:text-transform="none" fo:font-size="11pt" fo:font-weight="normal" officeooo:rsid="003cb3f5" style:font-size-asian="11pt" style:font-weight-asian="normal" style:font-size-complex="11pt" style:font-weight-complex="normal"/>
    </style:style>
    <style:style style:name="T34" style:family="text">
      <style:text-properties fo:font-variant="normal" fo:text-transform="none" style:font-name="Carlito" fo:font-size="11pt" fo:language="fr" fo:country="FR" fo:font-style="normal" fo:font-weight="normal" style:font-size-asian="11pt" style:font-weight-asian="normal" style:font-size-complex="11pt" style:font-weight-complex="normal"/>
    </style:style>
    <style:style style:name="T35" style:family="text">
      <style:text-properties fo:font-variant="normal" fo:text-transform="none" style:font-name="Carlito" fo:font-size="11pt" fo:language="fr" fo:country="FR" fo:font-style="normal" fo:font-weight="normal" officeooo:rsid="000b3e78" style:font-size-asian="11pt" style:font-weight-asian="normal" style:font-size-complex="11pt" style:font-weight-complex="normal"/>
    </style:style>
    <style:style style:name="T36" style:family="text">
      <style:text-properties fo:font-variant="normal" fo:text-transform="none" style:font-name="Carlito" fo:font-size="11pt" fo:language="fr" fo:country="FR" fo:font-style="normal" fo:font-weight="normal" officeooo:rsid="0008ae3f" style:font-size-asian="11pt" style:font-weight-asian="normal" style:font-size-complex="11pt" style:font-weight-complex="normal"/>
    </style:style>
    <style:style style:name="T37" style:family="text">
      <style:text-properties fo:font-variant="normal" fo:text-transform="none" style:font-name="Carlito" fo:font-size="11pt" fo:language="fr" fo:country="FR" fo:font-style="normal" fo:font-weight="normal" officeooo:rsid="00074a18" style:font-size-asian="11pt" style:font-weight-asian="normal" style:font-size-complex="11pt" style:font-weight-complex="normal"/>
    </style:style>
    <style:style style:name="T38" style:family="text">
      <style:text-properties fo:font-variant="normal" fo:text-transform="none" style:font-name="Carlito" fo:font-size="11pt" fo:language="fr" fo:country="FR" fo:font-style="normal" fo:font-weight="normal" officeooo:rsid="000bd7ad" style:font-size-asian="11pt" style:font-weight-asian="normal" style:font-size-complex="11pt" style:font-weight-complex="normal"/>
    </style:style>
    <style:style style:name="T39" style:family="text">
      <style:text-properties fo:font-variant="normal" fo:text-transform="none" style:font-name="Carlito" fo:font-size="11pt" fo:language="fr" fo:country="FR" fo:font-style="normal" fo:font-weight="normal" officeooo:rsid="0007ecfa" style:font-size-asian="11pt" style:font-weight-asian="normal" style:font-size-complex="11pt" style:font-weight-complex="normal"/>
    </style:style>
    <style:style style:name="T40" style:family="text">
      <style:text-properties fo:font-variant="normal" fo:text-transform="none" style:font-name="Carlito" fo:font-size="11pt" fo:language="fr" fo:country="FR" fo:font-style="normal" fo:font-weight="normal" officeooo:rsid="000a91bc" style:font-size-asian="11pt" style:font-weight-asian="normal" style:font-size-complex="11pt" style:font-weight-complex="normal"/>
    </style:style>
    <style:style style:name="T41" style:family="text">
      <style:text-properties fo:font-variant="normal" fo:text-transform="none" style:font-name="Carlito" fo:font-size="11pt" fo:language="fr" fo:country="FR" fo:font-style="normal" fo:font-weight="normal" officeooo:rsid="000a0e53" style:font-size-asian="11pt" style:font-weight-asian="normal" style:font-size-complex="11pt" style:font-weight-complex="normal"/>
    </style:style>
    <style:style style:name="T42" style:family="text">
      <style:text-properties fo:font-variant="normal" fo:text-transform="none" style:font-name="Carlito" fo:font-size="11pt" fo:language="fr" fo:country="FR" fo:font-style="normal" fo:font-weight="normal" officeooo:rsid="0016d6d2" style:font-size-asian="11pt" style:font-weight-asian="normal" style:font-size-complex="11pt" style:font-weight-complex="normal"/>
    </style:style>
    <style:style style:name="T43" style:family="text">
      <style:text-properties fo:font-variant="normal" fo:text-transform="none" style:font-name="Carlito" fo:font-size="11pt" fo:language="fr" fo:country="FR" fo:font-style="normal" fo:font-weight="normal" officeooo:rsid="00442b76" style:font-size-asian="11pt" style:font-weight-asian="normal" style:font-size-complex="11pt" style:font-weight-complex="normal"/>
    </style:style>
    <style:style style:name="T44" style:family="text">
      <style:text-properties fo:font-variant="normal" fo:text-transform="none" style:font-name="Carlito" fo:font-size="11pt" fo:language="fr" fo:country="FR" fo:font-style="normal" fo:font-weight="normal" officeooo:rsid="0044bc51" style:font-size-asian="11pt" style:font-weight-asian="normal" style:font-size-complex="11pt" style:font-weight-complex="normal"/>
    </style:style>
    <style:style style:name="T45" style:family="text">
      <style:text-properties fo:font-variant="normal" fo:text-transform="none" style:font-name="Carlito" fo:font-size="11pt" fo:language="fr" fo:country="FR" fo:font-style="normal" fo:font-weight="normal" officeooo:rsid="00456a0a" style:font-size-asian="11pt" style:font-weight-asian="normal" style:font-size-complex="11pt" style:font-weight-complex="normal"/>
    </style:style>
    <style:style style:name="T46" style:family="text">
      <style:text-properties fo:font-variant="normal" fo:text-transform="none" style:font-name="Carlito" fo:font-size="11pt" fo:language="fr" fo:country="FR" fo:font-style="normal" fo:font-weight="normal" style:font-size-asian="11pt" style:font-style-asian="normal" style:font-weight-asian="normal" style:font-name-complex="Carlito2" style:font-size-complex="11pt" style:font-style-complex="normal" style:font-weight-complex="normal"/>
    </style:style>
    <style:style style:name="T47" style:family="text">
      <style:text-properties fo:font-variant="normal" fo:text-transform="none" style:font-name="Carlito" fo:font-size="11pt" fo:language="fr" fo:country="FR" fo:font-style="normal" fo:font-weight="normal" officeooo:rsid="00187369" style:font-size-asian="11pt" style:font-style-asian="normal" style:font-weight-asian="normal" style:font-name-complex="Carlito2" style:font-size-complex="11pt" style:font-style-complex="normal" style:font-weight-complex="normal"/>
    </style:style>
    <style:style style:name="T48" style:family="text">
      <style:text-properties fo:font-variant="normal" fo:text-transform="none" style:font-name="Carlito" fo:font-size="11pt" fo:language="fr" fo:country="FR" fo:font-style="normal" fo:font-weight="normal" officeooo:rsid="00250c71" style:font-size-asian="11pt" style:font-style-asian="normal" style:font-weight-asian="normal" style:font-name-complex="Carlito2" style:font-size-complex="11pt" style:font-style-complex="normal" style:font-weight-complex="normal"/>
    </style:style>
    <style:style style:name="T49" style:family="text">
      <style:text-properties fo:font-variant="normal" fo:text-transform="none" style:font-name="Carlito" fo:font-size="11pt" fo:language="fr" fo:country="FR" fo:font-style="normal" fo:font-weight="normal" officeooo:rsid="00442b76" style:font-size-asian="11pt" style:font-style-asian="normal" style:font-weight-asian="normal" style:font-name-complex="Carlito2" style:font-size-complex="11pt" style:font-style-complex="normal" style:font-weight-complex="normal"/>
    </style:style>
    <style:style style:name="T50" style:family="text">
      <style:text-properties fo:font-variant="normal" fo:text-transform="none" style:font-name="Carlito" fo:font-size="11pt" fo:language="fr" fo:country="FR" fo:font-style="normal" fo:font-weight="bold" style:font-size-asian="11pt" style:font-weight-asian="bold" style:font-size-complex="11pt" style:font-weight-complex="bold"/>
    </style:style>
    <style:style style:name="T51" style:family="text">
      <style:text-properties fo:font-variant="normal" fo:text-transform="none" style:font-name="Carlito" fo:font-size="11pt" fo:language="fr" fo:country="FR" fo:font-style="normal" fo:font-weight="bold" officeooo:rsid="0049d8b7" style:font-size-asian="11pt" style:font-weight-asian="bold" style:font-size-complex="11pt" style:font-weight-complex="bold"/>
    </style:style>
    <style:style style:name="T52" style:family="text">
      <style:text-properties fo:font-variant="normal" fo:text-transform="none" style:font-name="Carlito" fo:font-size="11pt" fo:language="fr" fo:country="FR" fo:font-style="normal" officeooo:rsid="003e7a1f" style:font-size-asian="11pt" style:font-size-complex="11pt"/>
    </style:style>
    <style:style style:name="T53" style:family="text">
      <style:text-properties fo:font-variant="normal" fo:text-transform="none" style:font-name="Carlito" fo:font-size="11pt" fo:language="fr" fo:country="FR" fo:font-style="normal" officeooo:rsid="0032509b" style:font-size-asian="11pt" style:font-size-complex="11pt"/>
    </style:style>
    <style:style style:name="T54" style:family="text">
      <style:text-properties fo:font-variant="normal" fo:text-transform="none" style:font-name="Carlito" fo:font-size="11pt" fo:language="fr" fo:country="FR" fo:font-style="normal" officeooo:rsid="00413540" style:font-size-asian="11pt" style:font-size-complex="11pt"/>
    </style:style>
    <style:style style:name="T55" style:family="text">
      <style:text-properties fo:font-variant="normal" fo:text-transform="none" style:font-name="Carlito" fo:font-size="11pt" fo:language="fr" fo:country="FR" fo:font-style="normal" officeooo:rsid="0041bb20" style:font-size-asian="11pt" style:font-size-complex="11pt"/>
    </style:style>
    <style:style style:name="T56" style:family="text">
      <style:text-properties fo:font-variant="normal" fo:text-transform="none" style:font-name="Carlito" fo:font-size="11pt" fo:language="fr" fo:country="FR" fo:font-style="normal" officeooo:rsid="0042de36" style:font-size-asian="11pt" style:font-size-complex="11pt"/>
    </style:style>
    <style:style style:name="T57" style:family="text">
      <style:text-properties fo:font-variant="normal" fo:text-transform="none" style:font-name="Carlito"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58" style:family="text">
      <style:text-properties fo:font-variant="normal" fo:text-transform="none" style:font-name="Carlito" fo:font-size="11pt" fo:font-style="normal" fo:font-weight="bold" officeooo:rsid="000e78de" style:font-size-asian="11pt" style:font-style-asian="normal" style:font-weight-asian="bold" style:font-name-complex="Carlito2" style:font-size-complex="11pt" style:font-style-complex="normal" style:font-weight-complex="bold"/>
    </style:style>
    <style:style style:name="T59" style:family="text">
      <style:text-properties fo:font-variant="normal" fo:text-transform="none" style:use-window-font-color="true" style:font-name="Carlito" fo:font-size="11pt" fo:language="fr" fo:country="FR" fo:font-style="normal" fo:font-weight="normal" officeooo:rsid="00456a0a" style:font-size-asian="11pt" style:font-weight-asian="normal" style:font-size-complex="11pt" style:font-weight-complex="normal"/>
    </style:style>
    <style:style style:name="T60" style:family="text">
      <style:text-properties fo:font-variant="normal" fo:text-transform="none" style:use-window-font-color="true" style:font-name="Carlito" fo:font-size="11pt" fo:language="fr" fo:country="FR" fo:font-style="normal" fo:font-weight="normal" officeooo:rsid="00471c25" style:font-size-asian="11pt" style:font-weight-asian="normal" style:font-size-complex="11pt" style:font-weight-complex="normal"/>
    </style:style>
    <style:style style:name="T61" style:family="text">
      <style:text-properties fo:font-variant="normal" fo:text-transform="none" style:use-window-font-color="true" style:font-name="Carlito" fo:font-size="11pt" fo:language="fr" fo:country="FR" fo:font-style="normal" fo:font-weight="normal" officeooo:rsid="0048e2ab" style:font-size-asian="11pt" style:font-weight-asian="normal" style:font-size-complex="11pt" style:font-weight-complex="normal"/>
    </style:style>
    <style:style style:name="T62" style:family="text">
      <style:text-properties fo:font-variant="normal" fo:text-transform="none" fo:color="#0070c0" style:font-name="Carlito" fo:font-size="11pt" fo:language="fr" fo:country="FR" fo:font-style="normal" fo:font-weight="bold" officeooo:rsid="004d05a2" style:font-size-asian="11pt" style:font-weight-asian="bold" style:font-size-complex="11pt" style:font-weight-complex="bold"/>
    </style:style>
    <style:style style:name="T63" style:family="text">
      <style:text-properties fo:font-variant="normal" fo:text-transform="none" fo:color="#0070c0" style:font-name="Carlito" fo:font-size="11pt" fo:language="fr" fo:country="FR" fo:font-style="normal" fo:font-weight="bold" officeooo:rsid="004e1580" style:font-size-asian="11pt" style:font-weight-asian="bold" style:font-size-complex="11pt" style:font-weight-complex="bold"/>
    </style:style>
    <style:style style:name="T64" style:family="text">
      <style:text-properties fo:font-variant="normal" fo:text-transform="none" fo:color="#0070c0" style:font-name="Carlito" fo:font-size="11pt" fo:language="fr" fo:country="FR" fo:font-style="normal" officeooo:rsid="004e1580" style:font-size-asian="11pt" style:font-size-complex="11pt"/>
    </style:style>
    <style:style style:name="T65" style:family="text">
      <style:text-properties fo:font-variant="normal" fo:text-transform="none" fo:color="#0070c0" style:font-name="Carlito" fo:font-size="11pt" fo:language="fr" fo:country="FR" fo:font-style="normal" officeooo:rsid="004d05a2" style:font-size-asian="11pt" style:font-size-complex="11pt"/>
    </style:style>
    <style:style style:name="T66" style:family="text">
      <style:text-properties fo:color="#000080" style:font-name="Carlito" fo:font-size="11pt" fo:language="zxx" fo:country="none" style:text-underline-style="solid" style:text-underline-width="auto" style:text-underline-color="font-color" style:font-size-asian="11pt" style:language-asian="zxx" style:country-asian="none" style:font-size-complex="11pt"/>
    </style:style>
    <style:style style:name="T67" style:family="text">
      <style:text-properties officeooo:rsid="0008ae3f"/>
    </style:style>
    <style:style style:name="T68" style:family="text">
      <style:text-properties officeooo:rsid="000bd7ad"/>
    </style:style>
    <style:style style:name="T69" style:family="text">
      <style:text-properties officeooo:rsid="000dcabd"/>
    </style:style>
    <style:style style:name="T70" style:family="text">
      <style:text-properties officeooo:rsid="000e78de"/>
    </style:style>
    <style:style style:name="T71" style:family="text">
      <style:text-properties officeooo:rsid="00100aef"/>
    </style:style>
    <style:style style:name="T72" style:family="text">
      <style:text-properties officeooo:rsid="001347f3"/>
    </style:style>
    <style:style style:name="T73" style:family="text">
      <style:text-properties officeooo:rsid="001556f6"/>
    </style:style>
    <style:style style:name="T74" style:family="text">
      <style:text-properties officeooo:rsid="000a91bc"/>
    </style:style>
    <style:style style:name="T75" style:family="text">
      <style:text-properties officeooo:rsid="00065946"/>
    </style:style>
    <style:style style:name="T76" style:family="text">
      <style:text-properties officeooo:rsid="0016d6d2"/>
    </style:style>
    <style:style style:name="T77" style:family="text">
      <style:text-properties officeooo:rsid="00187733"/>
    </style:style>
    <style:style style:name="T78" style:family="text">
      <style:text-properties officeooo:rsid="001a18e0"/>
    </style:style>
    <style:style style:name="T79" style:family="text">
      <style:text-properties officeooo:rsid="001b1708"/>
    </style:style>
    <style:style style:name="T80" style:family="text">
      <style:text-properties officeooo:rsid="002546ab"/>
    </style:style>
    <style:style style:name="T81" style:family="text">
      <style:text-properties officeooo:rsid="0025fc2a"/>
    </style:style>
    <style:style style:name="T82" style:family="text">
      <style:text-properties fo:font-weight="normal" style:font-weight-asian="normal" style:font-weight-complex="normal"/>
    </style:style>
    <style:style style:name="T83" style:family="text">
      <style:text-properties fo:font-weight="normal" officeooo:rsid="0007ecfa" style:font-weight-asian="normal" style:font-weight-complex="normal"/>
    </style:style>
    <style:style style:name="T84" style:family="text">
      <style:text-properties fo:font-weight="normal" officeooo:rsid="002d0a03" style:font-weight-asian="normal" style:font-weight-complex="normal"/>
    </style:style>
    <style:style style:name="T85" style:family="text">
      <style:text-properties fo:font-weight="normal" officeooo:rsid="002ebc5c" style:font-weight-asian="normal" style:font-weight-complex="normal"/>
    </style:style>
    <style:style style:name="T86" style:family="text">
      <style:text-properties fo:font-weight="normal" officeooo:rsid="0044bc51" style:font-weight-asian="normal" style:font-weight-complex="normal"/>
    </style:style>
    <style:style style:name="T87" style:family="text">
      <style:text-properties fo:font-weight="normal" officeooo:rsid="001347f3" style:font-style-asian="normal" style:font-weight-asian="normal" style:font-name-complex="Carlito2" style:font-style-complex="normal" style:font-weight-complex="normal"/>
    </style:style>
    <style:style style:name="T88" style:family="text">
      <style:text-properties officeooo:rsid="00271dac"/>
    </style:style>
    <style:style style:name="T89" style:family="text">
      <style:text-properties style:font-style-asian="normal" style:font-weight-asian="normal" style:font-name-complex="Carlito2" style:font-style-complex="normal" style:font-weight-complex="normal"/>
    </style:style>
    <style:style style:name="T90" style:family="text">
      <style:text-properties officeooo:rsid="00238c35" style:font-style-asian="normal" style:font-weight-asian="normal" style:font-name-complex="Carlito2" style:font-style-complex="normal" style:font-weight-complex="normal"/>
    </style:style>
    <style:style style:name="T91" style:family="text">
      <style:text-properties fo:language="fr" fo:country="FR"/>
    </style:style>
    <style:style style:name="T92" style:family="text">
      <style:text-properties fo:language="fr" fo:country="FR" officeooo:rsid="00100aef"/>
    </style:style>
    <style:style style:name="T93" style:family="text">
      <style:text-properties officeooo:rsid="0016a151"/>
    </style:style>
    <style:style style:name="T94" style:family="text">
      <style:text-properties officeooo:rsid="00286f4d"/>
    </style:style>
    <style:style style:name="T95" style:family="text">
      <style:text-properties officeooo:rsid="0029c29a"/>
    </style:style>
    <style:style style:name="T96" style:family="text">
      <style:text-properties officeooo:rsid="0029e2c7"/>
    </style:style>
    <style:style style:name="T97" style:family="text">
      <style:text-properties officeooo:rsid="002b458f"/>
    </style:style>
    <style:style style:name="T98" style:family="text">
      <style:text-properties officeooo:rsid="0034fac0"/>
    </style:style>
    <style:style style:name="T99" style:family="text">
      <style:text-properties officeooo:rsid="00367465"/>
    </style:style>
    <style:style style:name="T100" style:family="text">
      <style:text-properties officeooo:rsid="00398882"/>
    </style:style>
    <style:style style:name="T101" style:family="text">
      <style:text-properties officeooo:rsid="003aca33"/>
    </style:style>
    <style:style style:name="T102" style:family="text">
      <style:text-properties style:font-name="Carlito"/>
    </style:style>
    <style:style style:name="T103" style:family="text">
      <style:text-properties style:font-name="Carlito" fo:font-weight="normal" style:font-size-asian="11pt" style:font-weight-asian="normal" style:font-size-complex="11pt" style:font-weight-complex="normal"/>
    </style:style>
    <style:style style:name="T104" style:family="text">
      <style:text-properties style:font-name="Carlito" fo:font-weight="normal" officeooo:rsid="000a91bc" style:font-size-asian="11pt" style:font-weight-asian="normal" style:font-size-complex="11pt" style:font-weight-complex="normal"/>
    </style:style>
    <style:style style:name="T105" style:family="text">
      <style:text-properties style:font-name="Carlito" fo:font-weight="normal" officeooo:rsid="0007ecfa" style:font-size-asian="11pt" style:font-weight-asian="normal" style:font-size-complex="11pt" style:font-weight-complex="normal"/>
    </style:style>
    <style:style style:name="T106" style:family="text">
      <style:text-properties style:font-name="Carlito" fo:font-size="11pt" fo:font-weight="normal" style:font-size-asian="11pt" style:font-weight-asian="normal" style:font-size-complex="11pt" style:font-weight-complex="normal"/>
    </style:style>
    <style:style style:name="T107" style:family="text">
      <style:text-properties style:font-name="Carlito" fo:font-size="11pt" fo:font-weight="normal" officeooo:rsid="000a0e53" style:font-size-asian="11pt" style:font-weight-asian="normal" style:font-size-complex="11pt" style:font-weight-complex="normal"/>
    </style:style>
    <style:style style:name="T108" style:family="text">
      <style:text-properties style:font-name="Carlito" fo:font-size="11pt" fo:font-weight="normal" officeooo:rsid="00100aef" style:font-size-asian="11pt" style:font-weight-asian="normal" style:font-size-complex="11pt" style:font-weight-complex="normal"/>
    </style:style>
    <style:style style:name="T109" style:family="text">
      <style:text-properties style:font-name="Carlito" fo:font-size="11pt" style:font-size-asian="11pt" style:font-size-complex="11pt"/>
    </style:style>
    <style:style style:name="T110" style:family="text">
      <style:text-properties style:font-name="Carlito" fo:font-size="11pt" officeooo:rsid="000e78de" style:font-size-asian="11pt" style:font-size-complex="11pt"/>
    </style:style>
    <style:style style:name="T111" style:family="text">
      <style:text-properties style:font-name="Carlito" fo:font-size="11pt" officeooo:rsid="00100aef" style:font-size-asian="11pt" style:font-size-complex="11pt"/>
    </style:style>
    <style:style style:name="T112" style:family="text">
      <style:text-properties style:font-name="Carlito" fo:font-size="11pt" fo:language="fr" fo:country="FR" style:font-size-asian="11pt" style:font-size-complex="11pt"/>
    </style:style>
    <style:style style:name="T113" style:family="text">
      <style:text-properties style:font-name="Carlito" fo:font-size="11pt" fo:language="fr" fo:country="FR" officeooo:rsid="000a91bc" style:font-size-asian="11pt" style:font-size-complex="11pt"/>
    </style:style>
    <style:style style:name="T114" style:family="text">
      <style:text-properties style:font-name="Carlito" fo:font-size="11pt" fo:language="fr" fo:country="FR" officeooo:rsid="0007ecfa" style:font-size-asian="11pt" style:font-size-complex="11pt"/>
    </style:style>
    <style:style style:name="T115" style:family="text">
      <style:text-properties style:font-name="Carlito" style:font-size-asian="11pt" style:font-size-complex="11pt"/>
    </style:style>
    <style:style style:name="T116" style:family="text">
      <style:text-properties style:font-name="Carlito" officeooo:rsid="0016a151" style:font-size-asian="11pt" style:font-size-complex="11pt"/>
    </style:style>
    <style:style style:name="T117" style:family="text">
      <style:text-properties style:font-name="Carlito" fo:language="fr" fo:country="FR"/>
    </style:style>
    <style:style style:name="T118" style:family="text">
      <style:text-properties style:font-name="Carlito" fo:language="fr" fo:country="FR" officeooo:rsid="0029c29a"/>
    </style:style>
    <style:style style:name="T119" style:family="text">
      <style:text-properties officeooo:rsid="003dcceb"/>
    </style:style>
    <style:style style:name="T120" style:family="text">
      <style:text-properties officeooo:rsid="003e7a1f"/>
    </style:style>
    <style:style style:name="T121" style:family="text">
      <style:text-properties officeooo:rsid="003ff69a"/>
    </style:style>
    <style:style style:name="T122" style:family="text">
      <style:text-properties officeooo:rsid="00413540"/>
    </style:style>
    <style:style style:name="T123" style:family="text">
      <style:text-properties officeooo:rsid="0041bb20"/>
    </style:style>
    <style:style style:name="T124" style:family="text">
      <style:text-properties officeooo:rsid="0042de36"/>
    </style:style>
    <style:style style:name="T125" style:family="text">
      <style:text-properties officeooo:rsid="00456a0a"/>
    </style:style>
    <style:style style:name="T126" style:family="text">
      <style:text-properties officeooo:rsid="0049d8b7"/>
    </style:style>
    <style:style style:name="T127" style:family="text">
      <style:text-properties officeooo:rsid="004e1580"/>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font-name="Carlito1"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p text:style-name="P21">PARTIE 1: mise en contexte </text:p>
      <text:list xml:id="list324679395" text:style-name="L1">
        <text:list-item>
          <text:p text:style-name="P102">Contexte du stage, lieu et équipes :  </text:p>
          <text:list>
            <text:list-item>
              <text:p text:style-name="P125">ICM</text:p>
              <text:list>
                <text:list-item>
                  <text:p text:style-name="P142">D<text:span text:style-name="T74">escription ICM</text:span></text:p>
                </text:list-item>
              </text:list>
            </text:list-item>
          </text:list>
        </text:list-item>
      </text:list>
      <text:p text:style-name="P60"><text:span text:style-name="T35">L’institut du cerveau et de la Moëlle épinière, abrégé ICM, fondé en 2010 </text:span><text:span text:style-name="T36">est un institut de recherche </text:span><text:span text:style-name="T35">français dirigé par Gérard Saillant et localisé à l’Hopital de la Pitié-Salpétrière à Paris. C</text:span><text:span text:style-name="T36">’est une f</text:span><office:annotation office:name="__Annotation__252_2988445998" loext:resolved="false"><dc:creator>Auteur inconnu</dc:creator><dc:date>2021-07-10T18:56:20.634179513</dc:date><text:p text:style-name="P169"><text:span text:style-name="T128">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128"><text:a xlink:href="https://fr.wikipedia.org/wiki/Reconnaissance_d%27utilité_publique_en_France" xlink:type="simple">5</text:a></text:span><text:span text:style-name="T128">)</text:span></text:p><text:p text:style-name="P169"><text:span text:style-name="T128"/></text:p><text:p text:style-name="P169"><text:span text:style-name="T128"/></text:p></office:annotation><text:span text:style-name="T37">ondation </text:span><text:span text:style-name="T38">privée </text:span><text:span text:style-name="T37">reconnue d’utilité publique</text:span><office:annotation-end office:name="__Annotation__252_2988445998"/><text:span text:style-name="T37"> </text:span><text:span text:style-name="T39">et un centre de recherche mélant recherche clinique </text:span><text:span text:style-name="T40">(le </text:span><office:annotation office:name="__Annotation__290_2988445998" loext:resolved="false"><dc:creator>Auteur inconnu</dc:creator><dc:date>2021-07-10T19:31:02.925569848</dc:date><text:p text:style-name="P169"><text:span text:style-name="T128">On parle de sujet et non de patient car nous étudions aussi des sujets sains et que nous ne sommes pas des médecins !</text:span></text:p><text:p text:style-name="P169"><text:span text:style-name="T128"/></text:p></office:annotation><text:span text:style-name="T40">sujet</text:span><office:annotation-end office:name="__Annotation__290_2988445998"/><text:span text:style-name="T40"> est au cœur des travaux)</text:span><text:span text:style-name="T39"> , fondamentale </text:span><text:span text:style-name="T40">(orienté vers les dimaines fondamentaux d’une discipline = Elle regroupe les travaux de recherche scientifique n’ayant pas de finalité économique déterminée au moment des travaux) et translationnelle (elle lie les 2!). (</text:span><office:annotation office:name="__Annotation__609_3740291960" loext:resolved="false"><dc:creator>Auteur inconnu</dc:creator><dc:date>2021-07-11T14:56:37.898139632</dc:date><text:p text:style-name="P169"><text:span text:style-name="T128">Mettre juste le site </text:span><text:span text:style-name="T128"><text:a xlink:href="https://institutducerveau-icm.org/fr/" xlink:type="simple">https://institutducerveau-icm.org/fr/</text:a></text:span><text:span text:style-name="T128"><text:s/>partout sinon car plus simple</text:span></text:p></office:annotation><text:a xlink:type="simple" xlink:href="https://institutducerveau-icm.org/fr/" text:style-name="Internet_20_link" text:visited-style-name="Visited_20_Internet_20_Link"><text:span text:style-name="T39">1</text:span></text:a><text:span text:style-name="T40">)</text:span><office:annotation-end office:name="__Annotation__609_3740291960"/></text:p>
      <text:p text:style-name="P64"><text:span text:style-name="T4">P</text:span><text:span text:style-name="T5">lus précisément</text:span><text:span text:style-name="T6"> </text:span><text:span text:style-name="T4">c’est </text:span><text:span text:style-name="T6">une unité mixte de recherche, liant des laboratoires de recherches d’établissements d’enseignement supérieurs, </text:span><text:span text:style-name="T4">ici</text:span><text:span text:style-name="T6"> Sorbonne Université, et des organismes de recherche comme ici le CNRS </text:span><text:span text:style-name="T7">(a)</text:span><text:span text:style-name="T6"> et l’INSERM </text:span><text:span text:style-name="T7">(b)</text:span><text:span text:style-name="T6">. </text:span><text:span text:style-name="T4">L</text:span><text:span text:style-name="T6">’</text:span><text:span text:style-name="T5">I</text:span><text:span text:style-name="T6">CM est aussi sous la tutelle de </text:span><text:span text:style-name="T83">Assistance Publique Hôpitaux de Paris – AP-HP, en tant qu’établissement public de santé relevant de la Ville de Paris. L’AP-HP</text:span><text:span text:style-name="T83"><office:annotation><dc:creator>Auteur inconnu</dc:creator><dc:date>2021-07-11T14:59:51.714919149</dc:date><text:p text:style-name="P169"><text:span text:style-name="T128">Voir glossaire et AP HP faire un encart ?</text:span></text:p></office:annotation></text:span><text:span text:style-name="T83"> assure des missions de soins, d’enseignement, de recherche médicale, de prévention, d’éducation de la santé et d’aide médicale urgente.</text:span><text:span text:style-name="T8">(1)</text:span></text:p>
      <text:p text:style-name="P75"><text:span text:style-name="T1">Ainsi l</text:span><text:span text:style-name="T2">’ICM intégre un modèle de fonctionnement hybride a</text:span><text:span text:style-name="T3">vec un </text:span><text:span text:style-name="T2">partenariat entre sa</text:span><text:span text:style-name="T3"> partie publique </text:span><text:span text:style-name="T2">et sa partie privé. </text:span><text:span text:style-name="T1">Notamment a</text:span><text:span text:style-name="T2">u niveau de sa gouvernance (5 comités au seins du conseil d’administration dont un uniquement scientifique et son directeur général ancien chef de service à l’</text:span><text:span text:style-name="T1">H</text:span><text:span text:style-name="T2">opital de la pitié salpétrière) </text:span><text:span text:style-name="T1">et de ses partenariats institutionnels</text:span><text:span text:style-name="T2">, mais aussi de ses fonds </text:span><text:span text:style-name="T1">avec s</text:span><text:span text:style-name="T3">es chercheurs</text:span><text:span text:style-name="T2"> </text:span><text:span text:style-name="T3">financés par l’Etat, et </text:span><text:span text:style-name="T2">sa</text:span><text:span text:style-name="T3"> partie privé</text:span><text:span text:style-name="T1">e</text:span><text:span text:style-name="T3"> basé</text:span><text:span text:style-name="T2">e</text:span><text:span text:style-name="T3"> sur le mécénat et les dons </text:span><text:span text:style-name="T1">qui permet l’achet de matériel de pointe, d’incuber des start up etc</text:span><text:span text:style-name="T3">.</text:span></text:p>
      <text:p text:style-name="P2"><text:span text:style-name="T103">L’ICM fait aussi partie de l’Institut Carnot, qui a pour but de développer la recherche partenariale </text:span><text:span text:style-name="T104">(</text:span><text:a xlink:type="simple" xlink:href="https://institutducerveau-icm.org/fr/" text:style-name="Internet_20_link" text:visited-style-name="Visited_20_Internet_20_Link"><text:span text:style-name="T105">1</text:span></text:a><text:span text:style-name="T104">)</text:span><text:span text:style-name="T103">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59"><text:span text:style-name="T35">Sa localisation su</text:span><text:span text:style-name="T41">r le site de </text:span><text:span text:style-name="T35">l’Hôpital</text:span><text:span text:style-name="T41"> de la </text:span><text:span text:style-name="T35">Pi</text:span><text:span text:style-name="T41">tié-</text:span><text:span text:style-name="T35">Salpêtrière</text:span><text:span text:style-name="T41"> est un placement stratégique pour être au coeur de l’action en ayant de la proximité avec les médecins et les patients. </text:span><text:span text:style-name="T35">En effet il est le </text:span><text:span text:style-name="T41">premier groupe hospitalier français et </text:span><text:span text:style-name="T35">est </text:span><text:span text:style-name="T41">très pluridisciplinaire : </text:span><text:span text:style-name="T106">Hôpital de proximité et de spécialité, d’enseignement et de recherche. </text:span><text:span text:style-name="T107">(</text:span><text:a xlink:type="simple" xlink:href="https://www.aphp.fr/contenu/hopital-universitaire-pitie-salpetriere-2" text:style-name="Internet_20_link" text:visited-style-name="Visited_20_Internet_20_Link"><text:span text:style-name="T108">2</text:span></text:a><text:span text:style-name="T107">)</text:span><text:span text:style-name="T41">. </text:span></text:p>
      <text:p text:style-name="P25"><text:s/></text:p>
      <text:p text:style-name="P25"/>
      <text:list xml:id="list91958821440167" text:continue-numbering="true" text:style-name="L1">
        <text:list-item>
          <text:list>
            <text:list-item>
              <text:list>
                <text:list-item>
                  <text:p text:style-name="P154"><text:span text:style-name="T20">Principaux projets et équipes</text:span><text:span text:style-name="T19"> </text:span></text:p>
                </text:list-item>
              </text:list>
            </text:list-item>
          </text:list>
        </text:list-item>
      </text:list>
      <text:p text:style-name="P62"><office:annotation office:name="__Annotation__610_3740291960" loext:resolved="false"><dc:creator>Auteur inconnu</dc:creator><dc:date>2021-07-11T15:00:46.597304171</dc:date><text:p text:style-name="P169"><text:span text:style-name="T128">Sous forme de schéma</text:span></text:p><text:p text:style-name="P169"><text:span text:style-name="T128"/></text:p></office:annotation><text:span text:style-name="T41">L’</text:span><text:span text:style-name="T34">ICM en chiffre</text:span><office:annotation-end office:name="__Annotation__610_3740291960"/><text:span text:style-name="T40">(</text:span><text:a xlink:type="simple" xlink:href="https://institutducerveau-icm.org/fr/" text:style-name="Internet_20_link" text:visited-style-name="Visited_20_Internet_20_Link"><text:span text:style-name="T39">1</text:span></text:a><text:span text:style-name="T40">)</text:span><text:span text:style-name="T34"> :</text:span></text:p>
      <text:h text:style-name="P86" text:outline-level="3">4 domaines Scientifiques majeurs :</text:h>
      <text:list xml:id="list1745293996" text:style-name="L2">
        <text:list-item>
          <text:p text:style-name="P155">Neurosciences Moléculaires et Cellulaires </text:p>
        </text:list-item>
        <text:list-item>
          <text:p text:style-name="P155">Neurophysiologie intégrée </text:p>
        </text:list-item>
        <text:list-item>
          <text:p text:style-name="P155">Neurosciences Cognitives </text:p>
        </text:list-item>
        <text:list-item>
          <text:p text:style-name="P92">Neurosciences Cliniques et Translationnelles </text:p>
        </text:list-item>
      </text:list>
      <text:p text:style-name="P64"><text:span text:style-name="T68">avec des domaines transverseaux : </text:span>Neurogénétique, Neuroimmunologie...</text:p>
      <text:p text:style-name="P70">La recherche à l’ICM est organisé autour de programmes transversaux et pluridisciplinaires pour être en mesure de répondre à tout les besoins,</text:p>
      <text:p text:style-name="P65"><text:span text:style-name="T69">3 axes clés : maladies neurologiques </text:span><text:span text:style-name="T70">(c)</text:span><text:span text:style-name="T69">, </text:span><office:annotation office:name="__Annotation__684_3740291960" loext:resolved="false"><dc:creator>Auteur inconnu</dc:creator><dc:date>2021-07-11T15:25:29.448411346</dc:date><text:p text:style-name="P169"><text:span text:style-name="T128">En France, les troubles psychiatriques touchent plus d'1 adulte sur 4. Les troubles les plus fréquemment rencontrés dans la population sont la dépression, les troubles bipolaires, la schizophrénie, les troubles anxieux et les addictions. (1)</text:span></text:p></office:annotation><text:span text:style-name="T69">psychiatriques</text:span><office:annotation-end office:name="__Annotation__684_3740291960"/><text:span text:style-name="T69"> </text:span><text:span text:style-name="T70">(d)</text:span><text:span text:style-name="T69"> et les </text:span><text:span text:style-name="T70">traumatismes</text:span><text:span text:style-name="T69"> </text:span><text:span text:style-name="T70">craniens er de la moelle epi</text:span><text:soft-page-break/><text:span text:style-name="T70">nière.</text:span></text:p>
      <text:p text:style-name="P26">700 chercheurs, cliniciens, ingénieurs, techniciens et personnels supports (1)</text:p>
      <text:h text:style-name="P87" text:outline-level="3">25 équipes </text:h>
      <text:p text:style-name="P71"><office:annotation office:name="__Annotation__829_3740291960" loext:resolved="false"><dc:creator>Auteur inconnu</dc:creator><dc:date>2021-07-11T17:56:29.202569083</dc:date><text:p text:style-name="P169"><text:span text:style-name="T128">Faire un schéma avec les 4 types d’exploration (cercle qui se joignent) </text:span><text:span text:style-name="T128"><text:a xlink:href="https://institutducerveau-icm.org/fr/plateformes-technologiques-appli/" xlink:type="simple">https://institutducerveau-icm.org/fr/plateformes-technologiques-appli/</text:a></text:span></text:p><text:p text:style-name="P169"><text:span text:style-name="T128">Données valable avant le 23/7/2021 (changement de gouvernance mais pa trop important)</text:span></text:p></office:annotation>9 plateformes technologiques a<text:span text:style-name="T72">vec leurs sous branches spécifiques </text:span>:<office:annotation-end office:name="__Annotation__829_3740291960"/> </text:p>
      <text:p text:style-name="P72">iGenSeq</text:p>
      <text:p text:style-name="P72">HISTOMICS</text:p>
      <text:p text:style-name="P72">Data Analysis Core</text:p>
      <text:p text:style-name="P72">ICM Quant</text:p>
      <text:p text:style-name="P72">IVector</text:p>
      <text:p text:style-name="P72">DNA and Cell Bank</text:p>
      <text:p text:style-name="P72">CELIS</text:p>
      <text:p text:style-name="P72">Prisme</text:p>
      <text:p text:style-name="P72">CENIR</text:p>
      <text:p text:style-name="P72"/>
      <text:list xml:id="list91959111178030" text:continue-list="list91958821440167" text:style-name="L1">
        <text:list-item>
          <text:list>
            <text:list-item>
              <text:list>
                <text:list-item>
                  <text:p text:style-name="P148">Équipes neuroimagerie expérimentale :  <text:tab/></text:p>
                </text:list-item>
                <text:list-item>
                  <text:p text:style-name="P149">CENIR</text:p>
                </text:list-item>
              </text:list>
            </text:list-item>
          </text:list>
          <text:p text:style-name="P118"><text:span text:style-name="T13">Le </text:span><text:span text:style-name="T87">Centre de NeuroImagerie de Recherche</text:span><text:span text:style-name="T13"> – </text:span><text:span text:style-name="T14">CENIR </text:span><text:span text:style-name="T13">est </text:span><text:span text:style-name="T14">la plateforme d'imagerie de l'ICM, </text:span><text:span text:style-name="T13">il fournis un plateau technique d’imagerie avec de nombreux équipements, et se sépare en plusieurs plateformes : neuroimagerie IRM de l'ICM, MEG/EEG, neurophysiologie/TMS (PANAM) et stéréotaxie et imagerie (STIM). </text:span><text:span text:style-name="T18">Il est dirigé par le Docteur Stéphane Lehéricy, professeur de neuroradiologie à l’Hopital de la Pitié Salpétrière et le chef des opérations est Monsieur Eric Bardinet. </text:span></text:p>
          <text:list>
            <text:list-item>
              <text:list>
                <text:list-item>
                  <text:list>
                    <text:list-item text:start-value="1">
                      <text:p text:style-name="P103">plateforme STIM </text:p>
                    </text:list-item>
                  </text:list>
                </text:list-item>
              </text:list>
            </text:list-item>
          </text:list>
        </text:list-item>
      </text:list>
      <text:p text:style-name="P27">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p>
      <text:p text:style-name="P33">ACTIVITÉS :</text:p>
      <text:p text:style-name="P28">•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p text:style-name="P34"><text:soft-page-break/>Organigramme :</text:p>
      <text:p text:style-name="P34">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p>
      <text:list xml:id="list91959549904159" text:continue-numbering="true" text:style-name="L1">
        <text:list-item>
          <text:list>
            <text:list-item>
              <text:list>
                <text:list-item>
                  <text:list>
                    <text:list-item>
                      <text:p text:style-name="P108">Ma tutrice et mes encadrants ICM</text:p>
                    </text:list-item>
                  </text:list>
                </text:list-item>
              </text:list>
            </text:list-item>
          </text:list>
        </text:list-item>
      </text:list>
      <text:p text:style-name="P77">Ma tutrice de stage est Madame Sara Fernandez-Vidal <text:span text:style-name="T101">PhD</text:span>, <text:span text:style-name="T98">elle est ingénieur de recherche affiliée à l’INSERM et fait ses travaux dans la plateforme de stéréotaxie du CENIR. Ses domaines de recherche sont la stimulation cérébrale, la neuroimagerie et la neurostimulation, elle travaille principalement sur la maladie de Parkinson. Elle est notamment l’ingénieure principale développant le plugin PyDBS, et celle qui le maintient actuellement. </text:span></text:p>
      <text:p text:style-name="P35">J’ai aussi eu l’occasion de discuter avec Monsieur Eric <text:span text:style-name="T99">Bardinet </text:span><text:span text:style-name="T101">PhD</text:span><text:span text:style-name="T99">, ingénieur de recherche CNRS et directeur des opérations au CENIR. Qui a créer </text:span><text:span text:style-name="T100">un atlas déformable de certaines parties du cerveau pour faciliter la stéréotaxie.</text:span></text:p>
      <text:p text:style-name="P77"><text:span text:style-name="T26">Le professeur Karine Karachi-Agid </text:span><text:span text:style-name="T27">MD PhD </text:span><text:span text:style-name="T26">est neurochichurgienne à l’hôpital de la Pitié Salpétrière et chef de l’Equipe de neurochirurgie expérimentale à l’ICM. Elle travaille en collaboration avec Mme Fernandez-Vidal et Mr Bardinet pour le suivi de patient nécessitant une intervention de SCP et souffrant de Parkinson, d’épilepsie et de trouble moteur important. Ensembles, ils planifient les trajectoires de SCP pour quelle puisse ensuite réaliser l’opération. </text:span></text:p>
      <text:p text:style-name="P36"/>
      <text:p text:style-name="P76"/>
      <text:list xml:id="list91959183721900" text:continue-numbering="true" text:style-name="L1">
        <text:list-item>
          <text:list>
            <text:list-item>
              <text:p text:style-name="P126">ISIR </text:p>
              <text:list>
                <text:list-item>
                  <text:p text:style-name="P143">Description ISIR </text:p>
                </text:list-item>
              </text:list>
            </text:list-item>
          </text:list>
        </text:list-item>
      </text:list>
      <text:p text:style-name="P38">Unité mixte de recherche sous la tutelle de Sorbonne université, le CNRS et l’INSERM composé de 118 membres, et basé sur le campus Pierre et Marie Curie de Sorbonne université. L’ISIR est partenaire de nombreuses entreprises <text:span text:style-name="T73">comme GE healthcare,</text:span> et ses chercheurs sont à l’orgine de nombreuses starts up. <text:span text:style-name="T73">S</text:span>on parc est l’un des plus important d’Europe ”.</text:p>
      <text:list xml:id="list91958842773089" text:continue-numbering="true" text:style-name="L1">
        <text:list-item>
          <text:list>
            <text:list-item>
              <text:list>
                <text:list-item>
                  <text:p text:style-name="P153"><text:span text:style-name="T115">Principaux projets/sujets de recherche </text:span><text:span text:style-name="T116">(</text:span><text:a xlink:type="simple" xlink:href="https://www.isir.upmc.fr/" text:style-name="Internet_20_link" text:visited-style-name="Visited_20_Internet_20_Link"><text:span text:style-name="T116">4</text:span></text:a><text:span text:style-name="T116">)</text:span></text:p>
                </text:list-item>
              </text:list>
            </text:list-item>
          </text:list>
        </text:list-item>
      </text:list>
      <text:p text:style-name="P29">Rassemblés en équipes pluridisciplinaires, les chercheuses et les chercheurs créent des drones, micro-pinces, prothèses bioniques, robots sociaux, bras chirurgicaux et toutes sortes de systèmes intelligents et interactifs, physiques, virtuels ou de réalité mixte. Leurs applications adressent des enjeux sociétaux majeurs : santé, industrie du futur, transports, et service à la personne.</text:p>
      <text:p text:style-name="P39">3 plateformes principales: </text:p>
      <text:p text:style-name="P39">- GRETA, un avatar virtuel doté de capacités d’interaction sociales multimodales,</text:p>
      <text:list xml:id="list721151859" text:style-name="L3">
        <text:list-item>
          <text:p text:style-name="P156">CoVR, une combinaison unique au monde de moyens de tracking et d’analyse de mouvement, de réalité virtuelle ou augmentée, et de mise en mouvement de l’environnement ou du sujet placé en immersion,</text:p>
        </text:list-item>
        <text:list-item>
          <text:p text:style-name="P93">Surgical Cockpit, un ensemble d’interfaces pour l’assistance aux gestes en chirurgie mini-invasive.</text:p>
        </text:list-item>
      </text:list>
      <text:p text:style-name="P39">Et 4 autres :</text:p>
      <text:p text:style-name="P39">La Plateforme de Robotique Sociale, qui regroupe, sur le campus de Jussieu et sur les sites hospitaliers de la Pitié Salpêtrière et de Charles Foix à Ivry, de nombreux moyens pour la mise en oeuvre et l’évaluation de mécanismes d’interaction sociale,</text:p>
      <text:list xml:id="list1029655454" text:style-name="L4">
        <text:list-item>
          <text:p text:style-name="P157"><text:soft-page-break/>La plateforme de micro-robotique qui intègre des moyens de manipulation aux échelles microscopiques et d’interface de pilotage avec retour haptique,</text:p>
        </text:list-item>
        <text:list-item>
          <text:p text:style-name="P157">La plateforme de robotique tous terrains et ses drones aériens, terrestres ou marins,</text:p>
        </text:list-item>
        <text:list-item>
          <text:p text:style-name="P94">La plateforme de robotique de manipulation, avec des dispositifs de manipulation à un ou deux bras couvrant une gamme de technologies très variée.</text:p>
        </text:list-item>
      </text:list>
      <text:p text:style-name="P39"><office:annotation office:name="__Annotation__893_3281139195" loext:resolved="false"><dc:creator>Auteur inconnu</dc:creator><dc:date>2021-07-13T18:39:22.173871382</dc:date><text:p text:style-name="P169"><text:span text:style-name="T128">Schéma</text:span></text:p><text:p text:style-name="P169"><text:span text:style-name="T128"/></text:p></office:annotation>L’isir est composé de 5 équipes :<office:annotation-end office:name="__Annotation__893_3281139195"/></text:p>
      <text:p text:style-name="P83"><text:a xlink:type="simple" xlink:href="https://www.isir.upmc.fr/equipes/agathe/" text:style-name="Internet_20_link" text:visited-style-name="Visited_20_Internet_20_Link"><text:span text:style-name="T115"><text:s/></text:span></text:a></text:p>
      <text:h text:style-name="P88" text:outline-level="3"><text:a xlink:type="simple" xlink:href="https://www.isir.upmc.fr/equipes/agathe/" text:style-name="Internet_20_link" text:visited-style-name="Visited_20_Internet_20_Link"><text:span text:style-name="T109">AGATHE</text:span></text:a></text:h>
      <text:p text:style-name="P89">Rendre plus sûr et plus précis le geste d’un chirurgien, améliorer la mobilité d’un patient en situation de handicap, compléter le membre d’une personne amputée par une prothèse bionique, tels sont les objectifs des chercheuses et chercheurs de l’équipe AGATHE. Leur approche : la comanipulation, quand les possibilités de l’Humain et celles du robot sont combinées dans la réalisation d’un geste ou d’une tâche.</text:p>
      <text:h text:style-name="P88" text:outline-level="3"><text:a xlink:type="simple" xlink:href="https://www.isir.upmc.fr/equipes/amac/" text:style-name="Internet_20_link" text:visited-style-name="Visited_20_Internet_20_Link"><text:span text:style-name="T109">AMAC</text:span></text:a></text:h>
      <text:p text:style-name="P89">Doter les robots d’intelligence, c’est notamment leur permettre d’apprendre à interagir avec leur environnement. Agents physiques, ils sont confrontés à des problèmes similaires à ceux qui se posent aux êtres vivants. De ce fait, au sein de l’équipe AMAC collaborent des chercheuses et les chercheurs provenant de disciplines complémentaires : l’intelligence artificielle et la modélisation du vivant, notamment les neurosciences computationnelles.</text:p>
      <text:h text:style-name="P88" text:outline-level="3"><text:a xlink:type="simple" xlink:href="https://www.isir.upmc.fr/equipes/interactions/" text:style-name="Internet_20_link" text:visited-style-name="Visited_20_Internet_20_Link"><text:span text:style-name="T109">Interactions Multi-Échelles</text:span></text:a></text:h>
      <text:p text:style-name="P89">Manipuler des objets peuplant des mondes numériques, virtuels, distants ou microscopiques, augmenter notre perception de la réalité via des stimuli visuels ou haptiques, optimiser les interactions multimodales entre une machine et l’Humain qui l’utilise, tels sont les objectifs des chercheuses et des chercheurs de l’équipe IME. Ils produisent des interfaces, des modèles et des scénarios d’interaction pour de nombreuses applications, destinés à enrichir la vision de ce que pourrait être l’atelier intelligent du futur.</text:p>
      <text:h text:style-name="P88" text:outline-level="3"><text:a xlink:type="simple" xlink:href="https://www.isir.upmc.fr/equipes/piros/" text:style-name="Internet_20_link" text:visited-style-name="Visited_20_Internet_20_Link"><text:span text:style-name="T109">PIRoS</text:span></text:a></text:h>
      <text:p text:style-name="P89">Pour pouvoir interagir de façon naturelle avec une personne humaine, un avatar, qu’il soit physique ou virtuel, doit intégrer des capacités de perception et de communication qui relèvent de l’interaction sociale. Les chercheuses et les chercheurs de l’équipe PIRoS y travaillent avec, en ligne de mire, des applications dans le domaine de l’aide aux personnes en situation de handicap.</text:p>
      <text:h text:style-name="P88" text:outline-level="3"><text:a xlink:type="simple" xlink:href="https://www.isir.upmc.fr/equipes/syroco/" text:style-name="Internet_20_link" text:visited-style-name="Visited_20_Internet_20_Link"><text:span text:style-name="T109">SYROCO</text:span></text:a></text:h>
      <text:p text:style-name="P22">Doter des systèmes robotiques à haute mobilité, évoluant dans des environnements mal connus, de capacités d’adaptation à ces incertitudes, tel est l’objectif principal des chercheuses et chercheurs de l’équipe SYROCO. Leurs travaux trouvent leurs fondements dans la conception mécanique optimale et l’automatique, tout en intégrant les outils numériques de la simulation et de l’intelligence artificielle.</text:p>
      <text:list xml:id="list91960145584652" text:continue-list="list91958842773089" text:style-name="L1">
        <text:list-item>
          <text:list>
            <text:list-item>
              <text:list>
                <text:list-item>
                  <text:p text:style-name="P150"><text:span text:style-name="T93">o</text:span>rganigramme </text:p>
                </text:list-item>
              </text:list>
            </text:list-item>
          </text:list>
        </text:list-item>
      </text:list>
      <text:p text:style-name="P73">Photo</text:p>
      <text:list xml:id="list91959979900760" text:continue-numbering="true" text:style-name="L1">
        <text:list-item>
          <text:list>
            <text:list-item>
              <text:list>
                <text:list-item>
                  <text:p text:style-name="P143">Équipes : </text:p>
                  <text:list>
                    <text:list-item>
                      <text:p text:style-name="P159">Equipe intéraction multi échelle </text:p>
                      <text:list>
                        <text:list-item>
                          <text:p text:style-name="P161">equipe</text:p>
                        </text:list-item>
                      </text:list>
                    </text:list-item>
                  </text:list>
                </text:list-item>
              </text:list>
            </text:list-item>
          </text:list>
        </text:list-item>
      </text:list>
      <text:p text:style-name="P37"><text:soft-page-break/>J’étais intégré à l’équipe interaction multi échelle car je travaille sur de la Réalité Virtuelle.</text:p>
      <text:p text:style-name="P37"/>
      <text:p text:style-name="P37">L’équipe Interactions Multi-Échelles travaille sur les systèmes robotiques et logiciels interactifs avec un point de vue centré sur les comportements des utilisateurs, à différentes échelles spatiales et temporelles. Ces travaux se basent sur une meilleure compréhension du comportement humain et de l’environnement, en s’intéressant aux modalités d’action, de perception et de commande à des échelles différentes. Les contextes vont de l’atelier intelligent et du bureau numérique jusqu’à la micromanipulation.</text:p>
      <text:p text:style-name="P91">L’équipe adopte une approche multidisciplinaire pour concevoir et développer des interfaces plus efficaces, plus transparentes et plus adaptées, et ainsi favoriser la cognition et la prise de décision de l’opérateur.</text:p>
      <text:p text:style-name="P90">Les applications (domaines) :</text:p>
      <text:list xml:id="list2642709433" text:style-name="L5">
        <text:list-item>
          <text:p text:style-name="P158">Santé (Robotique chirurgical, handicap visuel, réhabilitation, éthique),</text:p>
        </text:list-item>
        <text:list-item>
          <text:p text:style-name="P158">Micro-manipulation &amp; caractérisation, instrumentation scientifique (téléopération, microrobotique),</text:p>
        </text:list-item>
        <text:list-item>
          <text:p text:style-name="P158">Acquisition de compétences (apprentissage, mémorisation, transfert de compétences, changement de comportement),</text:p>
        </text:list-item>
        <text:list-item>
          <text:p text:style-name="P158">Fabrication personnelle (Maker Spaces),</text:p>
        </text:list-item>
        <text:list-item>
          <text:p text:style-name="P95">Pratiques artistiques et créatives.</text:p>
        </text:list-item>
      </text:list>
      <text:p text:style-name="P90"/>
      <text:p text:style-name="P90">Les sous équipes : </text:p>
      <text:list xml:id="list2482100069" text:style-name="L6">
        <text:list-item>
          <text:p text:style-name="P96">Interaction Humain-Machine,</text:p>
        </text:list-item>
      </text:list>
      <text:list xml:id="list708090202" text:style-name="L7">
        <text:list-item>
          <text:p text:style-name="P97">Visualisation d’information</text:p>
        </text:list-item>
      </text:list>
      <text:list xml:id="list393645496" text:style-name="L8">
        <text:list-item>
          <text:p text:style-name="P98">Robotique, microrobotique</text:p>
        </text:list-item>
      </text:list>
      <text:list xml:id="list4190509439" text:style-name="L9">
        <text:list-item>
          <text:p text:style-name="P99">Haptique et perception tactile</text:p>
        </text:list-item>
      </text:list>
      <text:list xml:id="list340362932" text:style-name="L10">
        <text:list-item>
          <text:p text:style-name="P100">Intelligence Artificielle, Machine Learning</text:p>
        </text:list-item>
      </text:list>
      <text:list xml:id="list1279300717" text:style-name="L11">
        <text:list-item>
          <text:p text:style-name="P101">Réalité Virtuelle (RV) et Augmentée</text:p>
        </text:list-item>
      </text:list>
      <text:p text:style-name="P37">C<text:span text:style-name="T76">haque personne peut etre dans ++ équipe et sous équipes = pluridisciplinaire et mixte</text:span></text:p>
      <text:list xml:id="list91959164361362" text:continue-list="list91959979900760" text:style-name="L1">
        <text:list-item>
          <text:list>
            <text:list-item>
              <text:list>
                <text:list-item>
                  <text:list>
                    <text:list-item>
                      <text:list>
                        <text:list-item>
                          <text:p text:style-name="P161">tuteur</text:p>
                        </text:list-item>
                      </text:list>
                    </text:list-item>
                  </text:list>
                </text:list-item>
              </text:list>
            </text:list-item>
          </text:list>
        </text:list-item>
      </text:list>
      <text:p text:style-name="P78"><text:span text:style-name="T26">La personne qui m’a recruté et mon tuteur au sein de l’ISIR </text:span><text:span text:style-name="T27">est Mr </text:span><text:span text:style-name="T28">Sinan Haliyo </text:span><text:span text:style-name="T27">PhD, habil</text:span><text:span text:style-name="T28">, </text:span><text:span text:style-name="T26">c’</text:span><text:span text:style-name="T28">est le chef de l’équipe </text:span><text:span text:style-name="T26">intéraction multi-échelle,</text:span><text:span text:style-name="T28"> composé</text:span><text:span text:style-name="T26">e</text:span><text:span text:style-name="T28"> de doctorants, post doc, ingénieurs, chercheurs… </text:span><text:span text:style-name="T27">Il est maître de conférence est travaille principalement sur la robotique et l’intéractivité : « comment concevoir des robots téléopérés dans des situations spécifiques, et comment laisser l’opérateur percevoir ce qu’il contrôle à travers le système » (5!!). <text:s/>Son approche est très pluridisciplinaire, ce<text:tab/>s domaines de compétences sont la microrobotique, la téléopération, l’haptique, la réalité virtuelle et les interfaces hommes machines. </text:span></text:p>
      <text:list xml:id="list91960635619242" text:continue-numbering="true" text:style-name="L1">
        <text:list-item>
          <text:list>
            <text:list-item>
              <text:list>
                <text:list-item>
                  <text:list>
                    <text:list-item>
                      <text:p text:style-name="P160">Equipe HCI </text:p>
                    </text:list-item>
                  </text:list>
                </text:list-item>
              </text:list>
            </text:list-item>
          </text:list>
        </text:list-item>
      </text:list>
      <text:p text:style-name="P61"><text:span text:style-name="T34">L'IHO est un domaine de recherche multidisciplinaire à l'intersection entre l'informatique, la psychologie, la conception et l'ingénierie. Le fait d'être intégré dans un laboratoire multidisciplinaire plus vaste nous place dans une position favorable pour collaborer dans des domaines pertinents pour l'IHO, tels que les espaces de travail intelligents, la robotique interactive ou l'apprentissage automatique interactif. (</text:span><text:a xlink:type="simple" xlink:href="https://hci.isir.upmc.fr/" text:style-name="Internet_20_link" text:visited-style-name="Visited_20_Internet_20_Link"><text:span text:style-name="T42">5</text:span></text:a><text:span text:style-name="T34">) </text:span></text:p>
      <text:p text:style-name="P61"><text:span text:style-name="T34">L'objectif du groupe HCI est de comprendre comment les gens perçoivent et interagissent avec l'information et les technologies et comment augmenter ces technologies pour accroître l'expertise des utilisateurs ou pour soutenir leur cognition en général. (</text:span><text:a xlink:type="simple" xlink:href="https://hci.isir.upmc.fr/" text:style-name="Internet_20_link" text:visited-style-name="Visited_20_Internet_20_Link"><text:span text:style-name="T42">5</text:span></text:a><text:span text:style-name="T34">) </text:span></text:p>
      <text:p text:style-name="P40"><text:soft-page-break/>Composé de 4 membres permanents et une dizaine de doctorants/post doc/stagiaires. L’équipe mélange les approches : (voir la photo hci approachs) (5)</text:p>
      <text:p text:style-name="P40"/>
      <text:p text:style-name="P23"/>
      <text:list xml:id="list91959251259016" text:continue-numbering="true" text:style-name="L1">
        <text:list-item>
          <text:p text:style-name="P102">Sur quoi travaille Sara (voir ses présentations dans le drive) </text:p>
          <text:list>
            <text:list-item>
              <text:p text:style-name="P126">Stereotaxie rapidement c'est quoi? </text:p>
            </text:list-item>
          </text:list>
        </text:list-item>
      </text:list>
      <text:p text:style-name="P57"><text:span text:style-name="T46">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span><text:span text:style-name="T109">La stimulation cérébrale profonde, encore appelé SCP est une technique chirurgicale qui consiste à implant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09">neurones</text:span></text:a><text:span text:style-name="T109"> en leur appliquant un faible courant électrique afin d'augmenter ou d'inhiber leur activité.</text:span></text:p>
      <text:p text:style-name="P57"><text:span text:style-name="T46">Ce type d'intervention fait appel à la chirurgie stéréotaxique, une forme d'intervention chirurgicale peu invasive qui utilise un système de coordonnées tridimensionnel pour localiser de petites cibles à l'intérieur du corps, et pour effectuer sur elles une action médicale. [</text:span><office:annotation office:name="__Annotation__1027_3281139195" loext:resolved="false"><dc:creator>Auteur inconnu</dc:creator><dc:date>2021-07-13T19:37:22.762634438</dc:date><text:p text:style-name="P169"><text:span text:style-name="T128">Du poster</text:span></text:p><text:p text:style-name="P169"><text:span text:style-name="T128"/></text:p></office:annotation><text:span text:style-name="T46">2</text:span><office:annotation-end office:name="__Annotation__1027_3281139195"/><text:span text:style-name="T46">] Pour exécuter une opération avec cette technique, il est nécessaire d’utiliser un référentiel de travail propre au crâne du patient. </text:span><text:span text:style-name="T47">P</text:span><text:span text:style-name="T46">our cela on va fixer un système de contention </text:span><text:span text:style-name="T47">nommé </text:span><text:span text:style-name="T46">CASQUE LEKSELL : la </text:span><text:a xlink:type="simple" xlink:href="https://fr.wikipedia.org/wiki/Crâne_humain" text:style-name="Standard" text:visited-style-name="Standard"><text:span text:style-name="T66">tête</text:span></text:a><text:span text:style-name="T46"> du patient est bien calée sur le cadre. On utilise ensuite</text:span><office:annotation office:name="__Annotation__214_688792676" loext:resolved="false"><dc:creator>Auteur inconnu</dc:creator><dc:date>2021-06-18T19:46:00</dc:date><text:p><text:span text:style-name="T130">Utilisent et traitent infos en amont/aval MON EQUIPE </text:span></text:p><text:p/></office:annotation><text:span text:style-name="T46"> des moyens d'imagerie médicale (</text:span><text:a xlink:type="simple" xlink:href="https://fr.wikipedia.org/wiki/Résonance_magnétique_nucléaire" text:style-name="Standard" text:visited-style-name="Standard"><text:span text:style-name="T66">IRM</text:span></text:a><text:span text:style-name="T46">, </text:span><text:a xlink:type="simple" xlink:href="https://fr.wikipedia.org/wiki/Tomodensitométrie" text:style-name="Standard" text:visited-style-name="Standard"><text:span text:style-name="T66">tomodensitométrie</text:span></text:a><text:span text:style-name="T46">, </text:span><text:a xlink:type="simple" xlink:href="https://fr.wikipedia.org/wiki/Radiographie" text:style-name="Standard" text:visited-style-name="Standard"><text:span text:style-name="T66">radiographie</text:span></text:a><text:span text:style-name="T46">, , )</text:span><office:annotation-end office:name="__Annotation__214_688792676"/><text:span text:style-name="T46"> pour déduire un système de coordonnées en 3D relatif au cadre et obtenir les positions très précises des cibles dans ce nouveau référentiel. </text:span></text:p>
      <text:p text:style-name="P67"><office:annotation office:name="__Annotation__1028_3281139195" loext:resolved="false"><dc:creator>Auteur inconnu</dc:creator><dc:date>2021-07-13T19:38:03.637738381</dc:date><text:p text:style-name="P169"><text:span text:style-name="T128">Mettre un encart </text:span></text:p><text:p text:style-name="P169"><text:span text:style-name="T128"/></text:p></office:annotation><text:span text:style-name="T12">Malgré la taille du casque et les vis dans le crane, qui peuvent paraître impressionnant au début, cette chirurgie est considérée comme non invasive car elle ne cible que les cellules malades ou toxiques. [2]</text:span><office:annotation-end office:name="__Annotation__1028_3281139195"/></text:p>
      <text:p text:style-name="P47"/>
      <text:p text:style-name="P84"/>
      <text:p text:style-name="P84"/>
      <text:p text:style-name="P84"/>
      <text:list xml:id="list91960081707765" text:continue-numbering="true" text:style-name="L1">
        <text:list-item>
          <text:list>
            <text:list-item>
              <text:p text:style-name="P133">Quelle cible ils ont chez STIM</text:p>
            </text:list-item>
          </text:list>
        </text:list-item>
      </text:list>
      <text:p text:style-name="P53"><text:span text:style-name="T90">L’équipe STIM traite des sujets ayant des troubles moteurs notamment dus à la maladie de Parkinson, mais aussi des troubles épileptiques et des TOC.<text:line-break/>L’équipe a</text:span><text:span text:style-name="T89">ide les chirurgiens à trouver les deux ganglions de la base. Il</text:span><office:annotation><dc:creator>Auteur inconnu</dc:creator><dc:date>2021-06-18T19:47:00</dc:date><text:p><text:span text:style-name="T130">Eux font le planning de la trajectoire avec la chir (pour éviter veines etc) </text:span></text:p></office:annotation><text:span text:style-name="T89">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p text:style-name="P85"><office:annotation office:name="__Annotation__961_2559334690" loext:resolved="false"><dc:creator>Auteur inconnu</dc:creator><dc:date>2021-07-18T17:09:20.926914763</dc:date><text:p text:style-name="P169"><text:span text:style-name="T128">Encart</text:span></text:p><text:p text:style-name="P169"><text:span text:style-name="T128"/></text:p></office:annotation>Patient parkinson 2 intervention/semaine, epilepsie 1x mois car temps étude long <office:annotation-end office:name="__Annotation__961_2559334690"/></text:p>
      <text:p text:style-name="P85"/>
      <text:list xml:id="list91958968413318" text:continue-numbering="true" text:style-name="L1">
        <text:list-item>
          <text:list>
            <text:list-item>
              <text:p text:style-name="P126">PyDBS </text:p>
            </text:list-item>
          </text:list>
        </text:list-item>
      </text:list>
      <text:p text:style-name="P49">PyDBS <text:span text:style-name="T77">est</text:span> un flux de travail de traitement d'image automatisé pour la chirurgie DBS pour aider le chirurgien dans la planification interactive de la trajectoire, <text:span text:style-name="T77">il a été créé </text:span><text:span text:style-name="T78">DEMANDER SARA QUI ET QUAND</text:span></text:p>
      <text:p text:style-name="P49"><text:span text:style-name="T78">Plus précisément : </text:span>PyDBS est un flux de traitement d'images automatisé pour la planification et l'évaluation postopératoire des interventions de stimulation cérébrale profonde. Il prend en entrée des données spécifiques au patient (c'est-à-dire des images du patient et des données cliniques du patient) et des modèles génériques (c'est-à-dire un atlas anatomique, un modèle du cadre stéréotaxique et un modèle des électrodes implantées) et fournit en sortie un modèle spécifique au patient pour la planification et l'évaluation postopératoire de la chirurgie DBS. <text:span text:style-name="T77">(6)</text:span></text:p>
      <text:p text:style-name="P50"><text:soft-page-break/>pyDBS se compose de trois<office:annotation office:name="__Annotation__1366_3281139195" loext:resolved="false"><dc:creator>Auteur inconnu</dc:creator><dc:date>2021-07-13T19:57:11.314032227</dc:date><text:p text:style-name="P169"><text:span text:style-name="T128">A définir plus précisément et faire rappel dans les mission sannexes quand j’ai vu l’inclusion</text:span></text:p></office:annotation> pipelines de traitement d'images et de trois modules de visualisation<office:annotation-end office:name="__Annotation__1366_3281139195"/> qui aident les cliniciens tout au long du processus chirurgical de la DBS, depuis la planification préopératoire des trajectoires des électrodes jusqu'à l'évaluation postopératoire du placement des électrodes. Chaque pipeline est exécuté à une phase différente du flux de travail chirurgical de la DBS, avec une scène 3D associée rassemblant tous les résultats générés à la fin.<text:span text:style-name="T79"> </text:span><text:span text:style-name="T78">(6) </text:span></text:p>
      <text:p text:style-name="P49"/>
      <text:p text:style-name="P49"/>
      <text:p text:style-name="P49"/>
      <text:list xml:id="list91958991861998" text:continue-numbering="true" text:style-name="L1">
        <text:list-item>
          <text:list>
            <text:list-item>
              <text:p text:style-name="P126">Atlas ? </text:p>
            </text:list-item>
          </text:list>
        </text:list-item>
      </text:list>
      <text:p text:style-name="P30">L'atlas YeB est un atlas tridimensionnel et déformable des ganglions de la base, construit à partir d'un spécimen post-mortem ayant subi une imagerie par résonance magnétique et des colorations histologiques. Il a été créé à l'hôpital de la Pitié-Salpêtrière par une équipe pluridisciplinaire entre 2002 et 2006. Le projet était dirigé par Jérôme Yelnik (neuroanatomiste), Carine Karachi (neurochirurgien) et Eric Bardinet (ingénieur en neuro-imagerie), et a été développé à l'origine avec l'aide d'une bourse de recherche de Medtronic Inc. <text:span text:style-name="T79">(7)</text:span></text:p>
      <text:p text:style-name="P31">La motivation pour construire cet atlas est venue du domaine de la stimulation cérébrale profonde (SCP), où il était nécessaire de pouvoir localiser avec précision les cibles dans les ganglions de la base (noyau subthalamique ou STN, noyau VIM du thalamus, globus pallidus interne ou GPi,...). Ces structures étaient peu visibles sur les images RM, et même si l'imagerie RM a évolué au cours des 10 dernières années (séquences, aimants), la visualisation complète du STN, du VIM ou du GPi reste un défi. De plus, le besoin de précision a évolué, et aujourd'hui le neurochirurgien ne demande pas seulement les structures, mais aussi les territoires fonctionnels à l'intérieur de ces structures, ce qui entraîne un besoin de précision millimétrique. <text:span text:style-name="T79">(7)</text:span></text:p>
      <text:p text:style-name="P116"/>
      <text:p text:style-name="P21"/>
      <text:p text:style-name="P21">&gt;&gt; Transitions vers mon sujet </text:p>
      <text:list xml:id="list1079640309" text:style-name="L12">
        <text:list-item>
          <text:p text:style-name="P104">Sujet du stage  </text:p>
          <text:list>
            <text:list-item>
              <text:p text:style-name="P127">Titre du stage avec définitions des mots clé</text:p>
            </text:list-item>
          </text:list>
          <text:p text:style-name="P119"><text:span text:style-name="T12">Mon travail </text:span><text:span text:style-name="T16">s’inscrit dans une envie de démocratiser la réalité virtuelle et augmentée, pour a</text:span><text:span text:style-name="T12">méliorer </text:span><text:span text:style-name="T16">la </text:span><text:span text:style-name="T12">visib</text:span><text:span text:style-name="T16">i</text:span><text:span text:style-name="T12">lité </text:span><text:span text:style-name="T16">des organes lors des</text:span><text:span text:style-name="T12"> planning de trajectoire </text:span><text:span text:style-name="T16">(pré opératoire), mais aussi pour faciliter l’</text:span><text:span text:style-name="T12">apprentissage de </text:span><text:span text:style-name="T16">ce type de </text:span><text:span text:style-name="T12">chirurgie aux internes. </text:span><text:span text:style-name="T16">Par exemple l’</text:span><text:span text:style-name="T12">affichage de la fibre  de </text:span><text:span text:style-name="T16">l</text:span><text:span text:style-name="T12">a </text:span><text:span text:style-name="T16">matière</text:span><text:span text:style-name="T12"> b</text:span><text:span text:style-name="T16">l</text:span><text:span text:style-name="T12">anche </text:span><text:span text:style-name="T16">n’est</text:span><text:span text:style-name="T12"> pas pratique </text:span><text:span text:style-name="T16">sur un </text:span><text:span text:style-name="T12"><text:s/>ecran </text:span><text:span text:style-name="T16">en 2D </text:span><text:span text:style-name="T12">car </text:span><text:span text:style-name="T16">c’est un système </text:span><text:span text:style-name="T12">trop complexe, </text:span><text:span text:style-name="T16">pouvoir l’afficher de façon plus réaliste serait un atout pour la compréhension.</text:span></text:p>
          <text:p text:style-name="P109">D’où la mission principale de mon stage qui est de créer un plugin informatique pour rendre compatible le logiciel d’imagerie médicale 3D Slicer avec un écran holographique zSpace. Formulé autrement en « Création d’une ,,,, »</text:p>
          <text:p text:style-name="P120"><text:span text:style-name="T12">IHM = un ensemble de moyens et outils informatiques mis en place pour favoriser la communication entre un être humain et une machine. Elle facilite l'interaction. </text:span><text:span text:style-name="T17">(8)</text:span></text:p>
          <text:p text:style-name="P122"><text:span text:style-name="T48">SCP = </text:span><text:span text:style-name="T46">La stimulation cérébrale profonde, encore appelé SCP est une technique chirurgicale qui consiste à implant er deux électrodes dans certaines zones profondes du cerveau afin de stimuler certains groupes de </text:span><text:a xlink:type="simple" xlink:href="https://sante-medecine.journaldesfemmes.fr/faq/13882-neurone-definition" text:style-name="Internet_20_link" text:visited-style-name="Visited_20_Internet_20_Link"><text:span text:style-name="T102">neurones</text:span></text:a><text:span text:style-name="T46"> en leur appliquant un faible courant électrique afin d'augmenter ou d'inhiber leur activité.</text:span></text:p>
          <text:p text:style-name="P121"><text:span text:style-name="T12">Plugin = outil informatique qui permet de rajouter de nouvelles fonctionnalités à un logiciel (=extension)</text:span><text:span text:style-name="T12"><office:annotation><dc:creator>Auteur inconnu</dc:creator><dc:date>2021-07-18T17:24:16.516324748</dc:date><text:p text:style-name="P169"><text:span text:style-name="T128">Encart7</text:span></text:p><text:p text:style-name="P169"><text:span text:style-name="T128"/></text:p></office:annotation></text:span></text:p>
          <text:list text:continue-numbering="true">
            <text:list-item>
              <text:p text:style-name="P128"><text:soft-page-break/>+ explications </text:p>
            </text:list-item>
          </text:list>
        </text:list-item>
      </text:list>
      <text:p text:style-name="P9"><office:annotation office:name="__Annotation__233_2988445998" loext:resolved="false"><dc:creator>Auteur inconnu</dc:creator><dc:date>2021-07-10T18:39:39.471858722</dc:date><text:p text:style-name="P169"><text:span text:style-name="T128">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9">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9">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9">Ainsi, la scène rendue semble plus réaliste car elle se déplace en fonction de la façon dont nous</text:p>
      <text:p text:style-name="P9">regardons l'écran. Pour l'instant, la RV utilisant des casques est la plus répandue, car il y a plus de</text:p>
      <text:p text:style-name="P9">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conséquent, ce nouveau mode d'affichage pourrait être utilisé à l'avenir pour enseigner aux nouveaux chirurgiens.<office:annotation-end office:name="__Annotation__233_2988445998"/></text:p>
      <text:p text:style-name="P51"/>
      <text:list xml:id="list91958712274956" text:continue-numbering="true" text:style-name="L12">
        <text:list-item>
          <text:list>
            <text:list-item>
              <text:p text:style-name="P128">Moyen mis en œuvre/outils </text:p>
            </text:list-item>
          </text:list>
        </text:list-item>
      </text:list>
      <text:p text:style-name="P41">Pour réaliser ce stage j’ai eu à ma disposition 2 zSpace AIO 300, <text:span text:style-name="T80">AIO signifie All-In-One c’est à dire que ceux</text:span><office:annotation office:name="__Annotation__1103_2559334690" loext:resolved="false"><dc:creator>Auteur inconnu</dc:creator><dc:date>2021-07-18T17:36:13.726246325</dc:date><text:p text:style-name="P169"><text:span text:style-name="T128">Photo AIO avec diff de écran seul</text:span></text:p><text:p text:style-name="P169"><text:span text:style-name="T128"/></text:p></office:annotation> <text:span text:style-name="T80">ne s</text:span>ont <text:span text:style-name="T80">pas seulement </text:span>des écrans capables de rendre des images en mode QuadBuffer <text:span text:style-name="T80">mais aussi des ordinateurs comme nous utilisons tout les jour</text:span><office:annotation-end office:name="__Annotation__1103_2559334690"/><text:span text:style-name="T80">s. L’avantage est que il n’y a pas besoin de lui brancher un ordinateur pour fonctionner (qui fera les calculs à sa place), mais son inconvénient sont ses capacitées de calculs limitées : à part sa carte graphique très puissante, le reste de sa configuration est relativement classique. </text:span></text:p>
      <text:p text:style-name="P42">Le logiciel 3D Slicer étant open source j’y ai eu accès très facilement, ainsi qu’au bibilothèque qu’il utilise.</text:p>
      <text:p text:style-name="P42">Pour la suite de mon stage j’ai eu accès à une carte Arduino ,,, ainsi qu’un accéléromètre,,,</text:p>
      <text:p text:style-name="P42"/>
      <text:list xml:id="list91959722853517" text:continue-numbering="true" text:style-name="L12">
        <text:list-item>
          <text:p text:style-name="P105">Objectifs  </text:p>
          <text:list>
            <text:list-item>
              <text:p text:style-name="P128">Pour moi ce que j'apprend</text:p>
            </text:list-item>
          </text:list>
        </text:list-item>
      </text:list>
      <text:p text:style-name="P42">L’objectif de <text:span text:style-name="T88">ce </text:span>stage était triple pour moi :</text:p>
      <text:p text:style-name="P66"><text:span text:style-name="T21">- </text:span><text:span text:style-name="T9">mettre un pied dans la recherche, </text:span><text:span text:style-name="T10">en effet lorsque je discutais avec des personnes travaillant dans la robotique, beaucoup avaient un doctorat. </text:span><text:span text:style-name="T11">En effet, c</text:span><text:span text:style-name="T10">e secteur étant relativement pluridisciplinaire, il demande </text:span><text:span text:style-name="T11">tout de même</text:span><text:span text:style-name="T10"> une grande expertise, ainsi, beaucoup de personnes se tournent vers un</text:span><text:span text:style-name="T11">e thèse</text:span><text:span text:style-name="T10"> pour continuer à se perfectionner, et s’assurer une culture solide sur plusieurs fronts. </text:span><text:span text:style-name="T11">G</text:span><text:span text:style-name="T10">râce à mes deux centres et mes deux tuteurs, j’ai pu comprendre en profondeur le travail de chercheur et d’ingénieur de recherche, grâce à mes collègues doctorant</text:span><text:span text:style-name="T11">s</text:span><text:span text:style-name="T10"> j’ai vu la réalité d’écrire une thèse et ce qui les a motivé à choisir ce parcours. J’en ai retenu beaucoup de chose, que l’écriture de papiers scientifique était très importante, mais aussi que un chercheur à la chance de travailler sur des sujets vastes, innovateurs </text:span><text:span text:style-name="T11">et au croisement de beaucoup de discipline, au final il est libre de choisir ses projets. Les chercheurs avec qui j’ai travaillé étaient curieux de tout et toujours prêt à raconter leur centre d’intérêt et parcours, c’était extrêmement d’échanger de dialoguer avec eux.</text:span></text:p>
      <text:p text:style-name="P43"><text:soft-page-break/>- <text:span text:style-name="T81">me former en santé, </text:span><text:span text:style-name="T88">car c’est un secteur particulier avec beaucoup de normes et pour y accèder, une première expérience est souvent souhaitée. Je voulais absolument me former dans la santé au plus tôt, pour avoir un œil sur le secteur de la robotique médicale et voir les possibilités en sortie d’école. Grâce à ce stage je me suis intéressé à la </text:span><text:span text:style-name="T94">chirurgie</text:span><text:span text:style-name="T88"> assistée par des robots, domaine que je ne connaissais pas avant et qui m’a beaucoup interessé. Je pense faire évoluer ma carrière dans cette voie et non plus seulement dans la fabrication de prothèses robotisées, </text:span><text:span text:style-name="T94">avec ce stage je me suis rendue compte que la santé est vraiment ce à quoi j’aspire.</text:span></text:p>
      <text:p text:style-name="P42">- <text:span text:style-name="T81">réaliser un travail en programmation pour voir si ce travail effectivement me plairait. </text:span><text:span text:style-name="T94">En effet cette année a été orientée vers la programmation, en robotique mobile ou en vision informatique. Mais la réalité de la programmation est différente des cours je voulais donc essayer une fois ce genre de projet avant d’en faire réllement mon métier.</text:span></text:p>
      <text:list xml:id="list91958553423384" text:continue-numbering="true" text:style-name="L12">
        <text:list-item>
          <text:list>
            <text:list-item>
              <text:p text:style-name="P129">Livrable du stage (ce que je rend à la fin)</text:p>
            </text:list-item>
          </text:list>
        </text:list-item>
      </text:list>
      <text:p text:style-name="P32"><text:span text:style-name="T94"><text:s/>L’objectif de mon stage était donc de rendre un plugin utilisable directement sur le logiciel, et qui permettrait d’activer la 3D de l’écran zSpace lors de l’utilisation du plugin PyDBS de ma tutrice. Cependant la difficulté de la réalisation du stage était plus importante que prévue. En effet, il y a des restrictions au niveau du logiciel lui même qui ont fait que la création du plugin n’était pas possible pour l’instant. Nous avons donc créer une requête pour que les développeurs du logiciel puissent </text:span><text:span text:style-name="T95">débloquer ce problème, et ainsi pouvoir à l’avenir faire fonctionner le logiciel dans l’écran holographique.</text:span></text:p>
      <text:p text:style-name="P44">Nous avons donc modifier le livrable de base : il faudra rendre un rapport sur le fonctionnement de l’écran zSpace, comment je comptais faire le plugin, l’état de l’art et où cela bloque, passer l’atlas de ma tutrice sous un autre logiciel qui travaille aussi avec le zSpace, et enfin essayer de créer une « i<office:annotation office:name="__Annotation__1308_2559334690" loext:resolved="false"><dc:creator>Auteur inconnu</dc:creator><dc:date>2021-07-18T18:19:23.582474031</dc:date><text:p text:style-name="P169"><text:span text:style-name="T128">Encart : A tangible user interface is one in which the user interacts with a digital system through the manipulation of physical objects linked to and directly representing a quality of said system. (9)</text:span></text:p></office:annotation>nterface tangible<office:annotation-end office:name="__Annotation__1308_2559334690"/> » avec un microcontrolleur arduino et un accéléromètre.</text:p>
      <text:p text:style-name="P44"/>
      <text:list xml:id="list91959156613483" text:continue-numbering="true" text:style-name="L12">
        <text:list-item>
          <text:list>
            <text:list-item>
              <text:p text:style-name="P128">Découpage du stage </text:p>
            </text:list-item>
          </text:list>
        </text:list-item>
      </text:list>
      <text:p text:style-name="P44">PLANNING ??</text:p>
      <text:list xml:id="list91959806674630" text:continue-numbering="true" text:style-name="L12">
        <text:list-item>
          <text:list>
            <text:list-item>
              <text:p text:style-name="P130">Organisation <text:span text:style-name="T75">(</text:span>ref planning?) générale avec les réunions </text:p>
            </text:list-item>
          </text:list>
        </text:list-item>
      </text:list>
      <text:p text:style-name="P54">M<text:span text:style-name="T95">algré la crise sanitaire, j’ai pu être en présentiel dès que je le souhaitais, à un rythme de 3j à l’ICM et 2j à l’ISIR, pour tenir les 2 zSpace à jour de mes modifications. Pour garder contact avec mes tuteurs j’avais environ 2 réunions par mois où je présentais mon avancée, ainsi qu’une réunion par semaine avec l’équipe HCI. </text:span></text:p>
      <text:p text:style-name="P79"><text:span text:style-name="T33">L’avantage d’avoir 2 tuteurs travaillant dans des domaines assez différents (même si la programmation informatique restait l’élément central de mon stage) était que j’avais une expertise du logiciel avec ma tutrice, et une expertise des langagues de programmation et des méthodes informatiques comme la </text:span><office:annotation office:name="__Annotation__1502_869689947" loext:resolved="false"><dc:creator>Auteur inconnu</dc:creator><dc:date>2021-07-23T20:35:01.277990629</dc:date><text:p text:style-name="P169"><text:span text:style-name="T128">Def : explication plus bas ??</text:span></text:p></office:annotation><text:span text:style-name="T33">compilation de logiciel.</text:span><office:annotation-end office:name="__Annotation__1502_869689947"/></text:p>
      <text:p text:style-name="P55">Lorsque j’avais une question je pouvais aussi compter sur les développeurs du logiciel sur lequel je travaillais. En effet, mon logiciel étant « open source », il fédère une grande communauté de développeur, ingénieurs mais aussi médecin et spécialistes en imagerie. <text:s/>Qui travaillent soit directement pour le logiciel, soit qui y ajoute des fonctionnalités pour eux ou pour des « clients ». J’ai eu l’occasion de leurs poser des questions sur le forum de mon logiciel et beaucoup m’ont répondu, toujours rapidement. En effet demander à une communauté permet un échange d’idées, des réponses plus rapide et de parler directement avec ceux qui ont créer le logiciel. </text:p>
      <text:p text:style-name="P55"/>
      <text:p text:style-name="P21">PARTIE 2: réalisation, sythèse du travail </text:p>
      <text:list xml:id="list4148849172" text:style-name="L13">
        <text:list-item>
          <text:p text:style-name="P106">Outils :  </text:p>
          <text:list>
            <text:list-item>
              <text:p text:style-name="P131">Slicer  </text:p>
              <text:list>
                <text:list-item>
                  <text:p text:style-name="P144"><text:soft-page-break/>C'est quoi </text:p>
                </text:list-item>
              </text:list>
            </text:list-item>
          </text:list>
        </text:list-item>
      </text:list>
      <text:p text:style-name="P48">3D Slicer est un logiciel gratuit, open source et multiplate-forme largement utilisé pour la recherche médicale, biomédicale et la recherche en imagerie. Il s'agit à la fois d'un logiciel de bureau pour calculer des d'images médicales avancées et une plateforme de développement pour concevoir rapidement des solutions. <text:span text:style-name="T96">Les utilisateurs et développeurs du logiciel travaillent main dans la main pour améliorer les fonctionnalités du logiciel et sa facilitée d’utilisation. </text:span></text:p>
      <text:p text:style-name="P49">3D Slicer affiche des images de différents formats, comme le CT ou l'IRM, et dispose d'une fenêtre spéciale pour le modèle 3D du cerveau du patient.</text:p>
      <text:list xml:id="list91959473838914" text:continue-numbering="true" text:style-name="L13">
        <text:list-item>
          <text:list>
            <text:list-item>
              <text:list>
                <text:list-item>
                  <text:p text:style-name="P144">Open source <text:span text:style-name="T97">+ communauté</text:span></text:p>
                </text:list-item>
              </text:list>
            </text:list-item>
          </text:list>
        </text:list-item>
      </text:list>
      <text:p text:style-name="P80"><text:span text:style-name="T29">Comme il est open source, n’importe quel développeur peut lui ajouter des options et des fonctionnalités différentes, </text:span><text:span text:style-name="T30">et à accès au coeur de son logiciel pour effectuer d’importante modification sur le fond</text:span><text:span text:style-name="T29">. </text:span><text:span text:style-name="T31">Cette modularité permet au logiciel d’être utilisable dans plusieurs domaines différents notamment l’« image guided therapy », la thérapie par radiation, la détection de tumeurs… </text:span></text:p>
      <text:list xml:id="list91959885001975" text:continue-numbering="true" text:style-name="L13">
        <text:list-item>
          <text:list>
            <text:list-item>
              <text:list>
                <text:list-item>
                  <text:p text:style-name="P144">Modulable (build from source encore plus pratique pour moi car accède au core) </text:p>
                </text:list-item>
                <text:list-item>
                  <text:p text:style-name="P144">Grande communauté (activités annexes) </text:p>
                </text:list-item>
              </text:list>
            </text:list-item>
          </text:list>
        </text:list-item>
      </text:list>
      <text:p text:style-name="P81"><text:span text:style-name="T29">Ce qui en fait sa force c’est sa communauté, avec des développeurs uniquement dédiés à son </text:span><text:span text:style-name="T32">expansion</text:span><text:span text:style-name="T29">, mais aussi des centres de recherches travaillant eux même </text:span><text:span text:style-name="T32">sur</text:span><text:span text:style-name="T29"> </text:span><text:span text:style-name="T32">des</text:span><text:span text:style-name="T29"> extensions </text:span><text:span text:style-name="T32">pour leur intérêt propre</text:span><text:span text:style-name="T29">, comme l’ICM avec PyDBS. </text:span><text:span text:style-name="T32">Des évènements sont organisés chaque année pour partager les nouveautés de la plateforme et aider des projets indépendants grâce à l’expertise des développeurs. </text:span></text:p>
      <text:list xml:id="list91959836307248" text:continue-numbering="true" text:style-name="L13">
        <text:list-item>
          <text:list>
            <text:list-item>
              <text:p text:style-name="P131">ZSpace  </text:p>
              <text:list>
                <text:list-item>
                  <text:p text:style-name="P144">C'est quoi</text:p>
                </text:list-item>
              </text:list>
            </text:list-item>
          </text:list>
        </text:list-item>
      </text:list>
      <text:p text:style-name="P21"><text:span text:style-name="T82">zSpace est une plateforme matérielle et logicielle de réalité mixte qui permet aux développeurs et aux utilisateurs d'interagir avec des objets générés par ordinateur dans un environnement tridimensionnel (3D) de type holographique, souvent assimilé à </text:span><text:span text:style-name="T84">un mélange de</text:span><text:span text:style-name="T82"> réalité virtuelle (VR) </text:span><text:span text:style-name="T84">et</text:span><text:span text:style-name="T82"> réalité augmentée (AR). </text:span><text:span text:style-name="T85">(10)</text:span></text:p>
      <text:p text:style-name="P30"/>
      <text:list xml:id="list91960108036765" text:continue-numbering="true" text:style-name="L13">
        <text:list-item>
          <text:list>
            <text:list-item>
              <text:list>
                <text:list-item>
                  <text:p text:style-name="P144">Explique avantage pas casque VR </text:p>
                </text:list-item>
              </text:list>
            </text:list-item>
          </text:list>
        </text:list-item>
      </text:list>
      <text:p text:style-name="P82"><text:span text:style-name="T119">Peu de dispositifs de ce type existent actuellement sur le marché, alors que ces avantages et capacités sont non négligeables. En effet nous avons une meilleure c</text:span><office:annotation office:name="__Annotation__1283_3183697537" loext:resolved="false"><dc:creator>Auteur inconnu</dc:creator><dc:date>2021-07-18T20:09:34.497213941</dc:date><text:p text:style-name="P171"><text:span text:style-name="T128">Some cognitive psychologists believe that interactive, stereoscopic 3D technology, such as the zSpace system, use the intuitive reasoning system, which is faster than our analytic reasoning system.</text:span></text:p><text:p><text:span text:style-name="T128">Patterson, R. &amp; Silzars, A. (2009). Immersive stereo displays, intuitive reasoning, and cognitive engineering. Journal of the Society for Information Display, 17, 443-448</text:span></text:p><text:p><text:span text:style-name="T128"/></text:p></office:annotation>omprehension <text:span text:style-name="T119">notre</text:span> l’environnement<office:annotation-end office:name="__Annotation__1283_3183697537"/></text:p>
      <text:p text:style-name="P24"><text:span text:style-name="T82">car tout n’est pas dans une simulation comme dans un </text:span><office:annotation office:name="__Annotation__1623_869689947" loext:resolved="false"><dc:creator>Auteur inconnu</dc:creator><dc:date>2021-07-23T20:49:12.443554683</dc:date><text:p text:style-name="P169"><text:span text:style-name="T128">Photo d’une simulation avec casque VR + casque VR</text:span></text:p></office:annotation><text:span text:style-name="T82">casque VR </text:span><office:annotation-end office:name="__Annotation__1623_869689947"/></text:p>
      <text:p text:style-name="P63"><text:span text:style-name="T52">Au niveau des composants logiciels, o</text:span><text:span text:style-name="T53">n peut utiliser </text:span><text:span text:style-name="T52">des</text:span><text:span text:style-name="T53"> logiciel</text:span><text:span text:style-name="T52">s <text:s/>classiques comme sur un ordinateur normal,</text:span><text:span text:style-name="T53"> et l</text:span><text:span text:style-name="T52">eur</text:span><text:span text:style-name="T53"> ajouter quelques fonctionnalités en 3D, cela ne perturbera pas l’expérience habituelle des l’utilisateurs </text:span><text:span text:style-name="T52">car</text:span><text:span text:style-name="T53"> il</text:span><text:span text:style-name="T52">s</text:span><text:span text:style-name="T53"> conserv</text:span><text:span text:style-name="T52">eront</text:span><text:span text:style-name="T53"> </text:span><text:span text:style-name="T52">leur</text:span><text:span text:style-name="T53"> </text:span><office:annotation office:name="__Annotation__1627_869689947" loext:resolved="false"><dc:creator>Auteur inconnu</dc:creator><dc:date>2021-07-23T20:55:23.879997598</dc:date><text:p text:style-name="P169"><text:span text:style-name="T128">Def ?</text:span></text:p></office:annotation><text:span text:style-name="T53">mémoire motrice.</text:span><office:annotation-end office:name="__Annotation__1627_869689947"/><text:span text:style-name="T53"> <text:s/></text:span></text:p>
      <text:list xml:id="list91960520195807" text:continue-numbering="true" text:style-name="L13">
        <text:list-item>
          <text:list>
            <text:list-item>
              <text:list>
                <text:list-item>
                  <text:p text:style-name="P152">Benchmark</text:p>
                </text:list-item>
              </text:list>
            </text:list-item>
          </text:list>
          <text:p text:style-name="P110"><text:span text:style-name="T120">Comparé au </text:span><office:annotation office:name="__Annotation__1626_869689947" loext:resolved="false"><dc:creator>Auteur inconnu</dc:creator><dc:date>2021-07-23T20:53:17.458974224</dc:date><text:p text:style-name="P169"><text:span text:style-name="T128">Photo</text:span></text:p></office:annotation><text:span text:style-name="T120">LookingGlass</text:span><office:annotation-end office:name="__Annotation__1626_869689947"/><text:span text:style-name="T120">, qui est aussi un écran de type affichage holographique, mais beaucoup plus proche du </text:span><office:annotation office:name="__Annotation__1624_869689947" loext:resolved="false"><dc:creator>Auteur inconnu</dc:creator><dc:date>2021-07-23T20:53:00.343837215</dc:date><text:p text:style-name="P169"><text:span text:style-name="T128">Définition</text:span></text:p><text:p text:style-name="P169"><text:span text:style-name="T128"/></text:p></office:annotation><text:span text:style-name="T120">fish tank </text:span><office:annotation-end office:name="__Annotation__1624_869689947"/><text:span text:style-name="T120">(cad voit l’image en 3 mais comme dans un aquarium) et donc moins impressionna t et modulable que le zSpace, on a moins de possibilité d’interaction avec les objets. </text:span></text:p>
          <text:p text:style-name="P110"/>
        </text:list-item>
      </text:list>
      <text:p text:style-name="P21">&gt;&gt; Transition fonctionnement zSpace et 3D (style throwback) </text:p>
      <text:list xml:id="list3354992683" text:style-name="L14">
        <text:list-item>
          <text:p text:style-name="P107">Techno : </text:p>
          <text:list>
            <text:list-item>
              <text:p text:style-name="P132">3D  </text:p>
              <text:list>
                <text:list-item>
                  <text:p text:style-name="P145"><text:soft-page-break/>Comment ca marche de base </text:p>
                </text:list-item>
              </text:list>
            </text:list-item>
          </text:list>
        </text:list-item>
      </text:list>
      <text:p text:style-name="P10"><office:annotation office:name="__Annotation__1628_869689947" loext:resolved="false"><dc:creator>Auteur inconnu</dc:creator><dc:date>2021-07-23T20:57:05.421568016</dc:date><text:p text:style-name="P169"><text:span text:style-name="T128">Encart</text:span></text:p><text:p text:style-name="P169"><text:span text:style-name="T128"/></text:p></office:annotation>the first 3D viewer was developed in 1838 by Charles Wheatstone - almost 180 years ago!<office:annotation-end office:name="__Annotation__1628_869689947"/> </text:p>
      <text:p text:style-name="P10">Comment fonctionne la 3D :</text:p>
      <text:p text:style-name="P52">Nos deux yeux voient des perspectives légèrement perspectives légèrement différentes du du monde grâce à nos deux yeux. Notre cerveau compareces différences entre l'œil gauche et l'œil droit afin de comprendre le site spatiale complexes de la vue en devant nous. [4]</text:p>
      <text:list xml:id="list91960059072314" text:continue-numbering="true" text:style-name="L14">
        <text:list-item>
          <text:list>
            <text:list-item>
              <text:list>
                <text:list-item>
                  <text:p text:style-name="P145">Les différents types </text:p>
                </text:list-item>
              </text:list>
            </text:list-item>
          </text:list>
        </text:list-item>
      </text:list>
      <text:p text:style-name="P45">Différents types de vision stéréoscopique existent <text:span text:style-name="T121">mais ils utilisent tous le principe énoncé précédement. Seul leurs méthode d’affichage des images est différente. </text:span></text:p>
      <text:p text:style-name="P46">On a par exemple <office:annotation office:name="__Annotation__1704_869689947" loext:resolved="false"><dc:creator>Auteur inconnu</dc:creator><dc:date>2021-07-23T21:03:47.693476929</dc:date><text:p text:style-name="P169"><text:span text:style-name="T128">Photo</text:span></text:p></office:annotation>l’anaglyphe<office:annotation-end office:name="__Annotation__1704_869689947"/>, qui consiste à utiliser des lunettes avec un verre avec un filtre bleu et un autre avec un filtre rouge. <text:s/>C’est ce que l’on utilisait principalement au cinéma ! </text:p>
      <text:p text:style-name="P46">Maintenant la polarisation des images est la m éthode la plus utilisée, elle consiste à <text:span text:style-name="T122">p</text:span><office:annotation office:name="__Annotation__1783_869689947" loext:resolved="false"><dc:creator>Auteur inconnu</dc:creator><dc:date>2021-07-23T21:10:22.751222369</dc:date><text:p text:style-name="P169"><text:span text:style-name="T128">Méthode RealD au cinéma faire encart</text:span></text:p><text:p text:style-name="P169"><text:span text:style-name="T128"/></text:p></office:annotation><text:span text:style-name="T122">rojeté une lumière polarisé sur un écran</text:span><office:annotation-end office:name="__Annotation__1783_869689947"/><text:span text:style-name="T122"> ou afficher des images polarisés sur un écran télé. Avec des lunettes dont les deux verres ne sont pas polarisés de la même façon, lorsqu’un œil voit une image, l’autre ne voit rien ! Ainsi nous observons à un rythme de 60 images par secondes (pour voir de façon fluide et minimiser la persistance rétinienne) une image par œil et cela créer l’impression de 3D. L’avantage est la fléxibilité du système (toute une salle de cinéma voit de la même façon) et sa qualité d’image, en effet les couelurs ne sont que très peu altérées (comparé au bleu/rouge par exemple).</text:span></text:p>
      <text:list xml:id="list91960400496712" text:continue-numbering="true" text:style-name="L14">
        <text:list-item>
          <text:list>
            <text:list-item>
              <text:list>
                <text:list-item>
                  <text:p text:style-name="P146">Lesquels sont dispo dans slicer</text:p>
                </text:list-item>
              </text:list>
            </text:list-item>
          </text:list>
          <text:p text:style-name="P111"> <text:span text:style-name="T122">Il existe d’autre type de vision stéréoscopique, dans 3D Slicer </text:span><text:span text:style-name="T123">on a :</text:span></text:p>
          <text:p text:style-name="P111"><text:span text:style-name="T122">- </text:span><text:span text:style-name="T123">le red/blue, ancetre de l’anaglyphe, il fonctionne aussi avec une paire de lunette avec filtre bleu/rouge mais est très grossier comme affichage (</text:span><office:annotation office:name="__Annotation__1865_8696899471" loext:resolved="false"><dc:creator>Auteur inconnu</dc:creator><dc:date>2021-07-23T21:20:05.929227926</dc:date><text:p text:style-name="P169"><text:span text:style-name="T128">Photo moi</text:span></text:p></office:annotation><text:span text:style-name="T123">image violette</text:span><office:annotation-end office:name="__Annotation__1865_8696899471"/><text:span text:style-name="T123">) ;</text:span></text:p>
          <text:p text:style-name="P112">- <text:span text:style-name="T123">anaglyph ;</text:span></text:p>
          <text:p text:style-name="P112">- <text:span text:style-name="T123">Interlaced, les images de l’oeil droit et gauche sont présentées en meme temps à l’écran, une ligne sur 2, son problème majeur étant la perte de résolution sur l’image (50 % de résolutions horizontale environ pour un affichage vertical). Elle necessite aussi des lunettes spéciales ;</text:span></text:p>
          <text:p text:style-name="P124"><text:span text:style-name="T54">- </text:span><text:span text:style-name="T55">Quadbuffer, c’est le mode de stéréo qu’utilise zSpace et sur lequel je vais travailler, il est très </text:span><text:span text:style-name="T56">fluide</text:span><text:span text:style-name="T55"> mais nécessite des lunettes polarisées et une certaines configuration de son équipement informatique.</text:span></text:p>
          <text:list>
            <text:list-item>
              <text:list>
                <text:list-header>
                  <text:p text:style-name="P145"/>
                </text:list-header>
              </text:list>
            </text:list-item>
            <text:list-item>
              <text:p text:style-name="P132">QuadBuffer  </text:p>
              <text:list>
                <text:list-item>
                  <text:p text:style-name="P145">Comment ca marche</text:p>
                </text:list-item>
              </text:list>
            </text:list-item>
          </text:list>
        </text:list-item>
      </text:list>
      <text:p text:style-name="P115">Pour afficher une image, l’ordinateur la calcule et la stocke dans une mémoire temporaire, pour l’afficher à l’écran. Cette mémoire temporaire s’appelle mémoire tampon, ou buffer en anglais. L’avantage d’avoir du « double buffering » donc 2 tampons, est de pouvoir afficher une image (buffer 1), pendant qu’il calcule l’image dans le buffer 2.</text:p>
      <text:p text:style-name="P9"><text:span text:style-name="T124">Du coup le quadbuffer</text:span> ?</text:p>
      <text:p text:style-name="P58"><text:span text:style-name="T46">La version stéréoscopique du double tampon ! </text:span><text:span text:style-name="T49">On va calculer sur 2 buffer </text:span><office:annotation office:name="__Annotation__2034_869689947" loext:resolved="false"><dc:creator>Auteur inconnu</dc:creator><dc:date>2021-07-23T21:52:13.934818655</dc:date><text:p text:style-name="P169"><text:span text:style-name="T128">Voir photo github</text:span></text:p></office:annotation><text:span text:style-name="T49">les images de droites et sur les deux autres les images de gauche.</text:span><office:annotation-end office:name="__Annotation__2034_869689947"/><text:span text:style-name="T49"> C’est à dire que l’on peut afficher des images 2x plus rapidement (120 images par secondes donc 60 images par oeil) et donc </text:span><text:span text:style-name="T46">rend</text:span><text:span text:style-name="T49">re</text:span><text:span text:style-name="T46"> les images 3D plus propres et plus </text:span><text:span text:style-name="T49">réalistes.</text:span></text:p>
      <text:list xml:id="list91959387604764" text:continue-numbering="true" text:style-name="L14">
        <text:list-item>
          <text:list>
            <text:list-item>
              <text:list>
                <text:list-item>
                  <text:p text:style-name="P151">La techno zspace </text:p>
                </text:list-item>
              </text:list>
            </text:list-item>
          </text:list>
        </text:list-item>
      </text:list>
      <text:p text:style-name="P113">Comme dit précédemment, la technique de vision stereo utilisée dans zSpace est le QuadBuffer. </text:p>
      <text:list xml:id="list91959049595366" text:continue-numbering="true" text:style-name="L14">
        <text:list-item>
          <text:list>
            <text:list-item>
              <text:p text:style-name="P132"><text:soft-page-break/>Vue holographique dans zSpace </text:p>
            </text:list-item>
          </text:list>
        </text:list-item>
      </text:list>
      <text:p text:style-name="P123"><text:span text:style-name="T43">La vue holographique du zSpace est réalisé grâce à sa carte graphique </text:span><text:span text:style-name="T44">adapté pour le QuadBuffer, </text:span><text:span text:style-name="T43">et son écran 120Hz, mais aussi grâce à </text:span><text:span text:style-name="T44">un outil phare : </text:span><text:span text:style-name="T43">s</text:span><text:span text:style-name="T44">es lunettes !</text:span><text:span text:style-name="T43"><text:line-break/>En effet, elles servent autant à la vision 3D grâce à leurs filtres polarisants, qu’à la vision holographique, </text:span><text:span text:style-name="T45">avec elles, on positionne l’utilisateur dans l’espace.</text:span><text:span text:style-name="T43"> </text:span><office:annotation office:name="__Annotation__2035_869689947" loext:resolved="false"><dc:creator>Auteur inconnu</dc:creator><dc:date>2021-07-23T22:01:29.699377973</dc:date><text:p text:style-name="P169"><text:span text:style-name="T128">Photo</text:span></text:p><text:p text:style-name="P169"><text:span text:style-name="T128"/></text:p></office:annotation><text:span text:style-name="T43">Quelques points particuliers des lunettes sont rétro-réfléchissants, ils réfléchissent ainsi les 2 rayons IR envoyé par le zSpace des deux cotés de l’écran, lui permettant ainsi de calculer la position des lunettes dans l’espace et donc d’adapter les images en fonction. Cela permet de voir l’environnement bouger comme si nous étions réellement en face de lui, </text:span><text:span text:style-name="T44">à </text:span><text:span text:style-name="T44">la </text:span><text:span text:style-name="T44">différence de quand nous sommes au cinéma où nous voyons mieux étant en face de l’écran que sur les côtés</text:span><text:span text:style-name="T43">. <text:s/></text:span><office:annotation-end office:name="__Annotation__2035_869689947"/></text:p>
      <text:p text:style-name="P113">En plus des lunettes qui permettent une vision très bien adapté à la 3D, le fait d’interagir avec un stylet rend l’expérience plus natuelle et un retour par vibration aide l’utilisateur à se situer dans l’espace (vibration quand on touche la surface de l’objet etc).</text:p>
      <text:list xml:id="list91959297274282" text:continue-numbering="true" text:style-name="L14">
        <text:list-item>
          <text:p text:style-name="P107">Déroulé du stage : </text:p>
          <text:list>
            <text:list-item>
              <text:p text:style-name="P135">Diagnostiquer</text:p>
              <text:list>
                <text:list-item>
                  <text:p text:style-name="P136">situation de départ = background de mes cours</text:p>
                  <text:list>
                    <text:list-item>
                      <text:p text:style-name="P137">Prog</text:p>
                    </text:list-item>
                  </text:list>
                </text:list-item>
              </text:list>
            </text:list-item>
          </text:list>
        </text:list-item>
      </text:list>
      <text:p text:style-name="P168"><text:span text:style-name="T64">L</text:span><text:span text:style-name="T65">ors de ma formation à l’imt j’étais dans les curses IS et NUM car la robotique est un domaine hybride. J’ai donc eu l’occasion de programmer dans plusieurs langages comme le Java et le Python. Le python étant un langage proche du langage humain mais assez pratique, je pouvais l’utiliser pour mon plugin. Cependant le zspace nécessitant un assez au coeur des logiciels, il fallait un langage plus maléable et puissant, j’ai donc du me former seule au C++ le temps de mon stage, à l ‘aide de formations en ligne.</text:span></text:p>
      <text:list xml:id="list91958953992339" text:continue-numbering="true" text:style-name="L14">
        <text:list-item>
          <text:list>
            <text:list-item>
              <text:list>
                <text:list-item>
                  <text:list>
                    <text:list-item>
                      <text:p text:style-name="P137">logiciel de visualisation + san<text:span text:style-name="T127">té</text:span></text:p>
                    </text:list-item>
                  </text:list>
                </text:list-item>
              </text:list>
            </text:list-item>
          </text:list>
        </text:list-item>
      </text:list>
      <text:p text:style-name="P166"/>
      <text:list xml:id="list91959919344533" text:continue-numbering="true" text:style-name="L14">
        <text:list-item>
          <text:list>
            <text:list-item>
              <text:list>
                <text:list-item>
                  <text:p text:style-name="P138">slicer / zspa<text:span text:style-name="T125">ce</text:span></text:p>
                </text:list-item>
              </text:list>
            </text:list-item>
          </text:list>
        </text:list-item>
      </text:list>
      <text:p text:style-name="P164"><office:annotation office:name="__Annotation__1560_1483986377" loext:resolved="false"><dc:creator>Auteur inconnu</dc:creator><dc:date>2021-07-26T08:22:56.131472347</dc:date><text:p text:style-name="P170"><text:span text:style-name="T129">C’st nul et ça sert à rien</text:span></text:p><text:p text:style-name="P170"><text:span text:style-name="T129"/></text:p></office:annotation><text:span text:style-name="T82">Comme tout stage j’ai du commencer par prendre en main le logiciel en effectuant différents tutoriels de programmation proposés par celui ci, car je n’avais jamais pu faire d’imagerie médicale avant ce stage. Et pour l’écran 3D j’ai pu lire le guide du développeur et celui de l’utilisateur pour comprendre comment à la fois l’utiliser et programmer dessus. <text:s/></text:span><office:annotation-end office:name="__Annotation__1560_1483986377"/></text:p>
      <text:list xml:id="list91960392225954" text:continue-numbering="true" text:style-name="L14">
        <text:list-item>
          <text:list>
            <text:list-item>
              <text:list>
                <text:list-item>
                  <text:p text:style-name="P139">librairies</text:p>
                </text:list-item>
              </text:list>
            </text:list-item>
          </text:list>
        </text:list-item>
      </text:list>
      <text:p text:style-name="P167"><text:span text:style-name="T59">Une des difficultés résidait dans le vocabulaire associé au logiciel et aux </text:span><text:span text:style-name="T60">librairies</text:span><text:span text:style-name="T59">. Une </text:span><text:span text:style-name="T60">libraire</text:span><text:span text:style-name="T59"> </text:span><text:span text:style-name="T60">(ou librairie logicielle)</text:span><text:span text:style-name="T59"> est </text:span><text:span text:style-name="T60">un ensemble de fonctions informatique déjà programmé, regroupées et mises à disposition afin de pouvoir être utilisées sans avoir à les réécrire. Un peu comme des outils clé en main. En effet, 3D Slicer étant open source , il possède plusieurs de ces librairies pour fonctionner, notamment VTK, </text:span><text:span text:style-name="T61">qui est un outil de visualisation et de traitement d’image.</text:span></text:p>
      <text:list xml:id="list91959092862223" text:continue-numbering="true" text:style-name="L14">
        <text:list-item>
          <text:list>
            <text:list-item>
              <text:list>
                <text:list-header>
                  <text:p text:style-name="P165"/>
                </text:list-header>
                <text:list-item>
                  <text:p text:style-name="P140">c++ ou python ?</text:p>
                </text:list-item>
              </text:list>
            </text:list-item>
          </text:list>
        </text:list-item>
      </text:list>
      <text:p text:style-name="P117">MOOC Open Classroom débutant + cours de Java à l’IMT (même méthode de fonctionnement grossièrement sont des langages orientés objets (schéma explicatif) MAIS pas les pointeurs (bon c’est ok a comprendre))</text:p>
      <text:list xml:id="list91960492825036" text:continue-numbering="true" text:style-name="L14">
        <text:list-item>
          <text:list>
            <text:list-item>
              <text:list>
                <text:list-item>
                  <text:p text:style-name="P132">Travaux antérieurs :  </text:p>
                  <text:list>
                    <text:list-item>
                      <text:p text:style-name="P145">Module VR pas possible </text:p>
                    </text:list-item>
                    <text:list-item>
                      <text:p text:style-name="P145">Plugin de 2013 trop vielle API,  </text:p>
                    </text:list-item>
                    <text:list-item>
                      <text:p text:style-name="P145">Paraview sur Zspace </text:p>
                    </text:list-item>
                  </text:list>
                </text:list-item>
              </text:list>
            </text:list-item>
            <text:list-item>
              <text:p text:style-name="P134"><text:soft-page-break/>Résoudre</text:p>
              <text:list>
                <text:list-item>
                  <text:p text:style-name="P145">Test paraview </text:p>
                </text:list-item>
                <text:list-item>
                  <text:p text:style-name="P145">App vtk quad buffer </text:p>
                </text:list-item>
                <text:list-item>
                  <text:p text:style-name="P145">Slicer quadbuffer (car ne fonctionne pas sur la version 4.10 et +) </text:p>
                </text:list-item>
                <text:list-item>
                  <text:p text:style-name="P145">Zspace view </text:p>
                </text:list-item>
                <text:list-item>
                  <text:p text:style-name="P145">Zspace stylus </text:p>
                </text:list-item>
              </text:list>
            </text:list-item>
            <text:list-item>
              <text:p text:style-name="P141"><text:span text:style-name="T51">opérationnaliser </text:span><text:span text:style-name="T50"> </text:span></text:p>
              <text:list>
                <text:list-item>
                  <text:p text:style-name="P147">Techniques (difficulté à accèder core slicer, problèmes de versions etc) </text:p>
                </text:list-item>
                <text:list-item>
                  <text:p text:style-name="P147">Compréhension code, formation vtk/slicer etc </text:p>
                </text:list-item>
              </text:list>
            </text:list-item>
            <text:list-item>
              <text:p text:style-name="P132"><text:span text:style-name="T126">évaluer </text:span><text:s/>: </text:p>
              <text:list>
                <text:list-item>
                  <text:p text:style-name="P145">Plugin Quadbuffer </text:p>
                </text:list-item>
                <text:list-item>
                  <text:p text:style-name="P145">Zspace  </text:p>
                </text:list-item>
              </text:list>
              <text:p text:style-name="P107"/>
            </text:list-item>
            <text:list-item>
              <text:p text:style-name="P132">Missions/activités annexes </text:p>
              <text:list>
                <text:list-item>
                  <text:p text:style-name="P145">Perklab bootcamp </text:p>
                </text:list-item>
                <text:list-item>
                  <text:p text:style-name="P145">Slicer week </text:p>
                </text:list-item>
                <text:list-item>
                  <text:p text:style-name="P145">Poster présentation </text:p>
                </text:list-item>
                <text:list-item>
                  <text:p text:style-name="P145">Expériences  </text:p>
                </text:list-item>
              </text:list>
            </text:list-item>
          </text:list>
        </text:list-item>
      </text:list>
      <text:p text:style-name="P17"/>
      <text:p text:style-name="P18"/>
      <text:p text:style-name="P19">GLOSSAIRE</text:p>
      <text:p text:style-name="P68"><text:span text:style-name="T22">(a) </text:span><text:span text:style-name="T23">CNRS </text:span><text:span text:style-name="T24">: </text:span>Le centre national de la recherche scientifique est un organisme public de recherche (établissement public à caractère scientifique et technologique, <text:span text:style-name="T67">il est le p</text:span>rincipal organisme de recherche à caractère pluridisciplinaire en France. <text:span text:style-name="T67">(1)</text:span></text:p>
      <text:p text:style-name="P68"><text:span text:style-name="T22">(b) </text:span><text:span text:style-name="T23">INSERM </text:span><text:span text:style-name="T15">: </text:span><text:span text:style-name="T12">L’Institut national de la santé et de la recherche médicale est le seul organisme public de recherche français entièrement dédié à la santé humaine</text:span><text:span text:style-name="T15">, (1)</text:span></text:p>
      <text:p text:style-name="P69"><text:span text:style-name="T25">© Maladies neurologiques : </text:span>dysfonctionnement du système nerveux central ou périphérique <text:span text:style-name="T70">d’origine diverse</text:span> <text:span text:style-name="T70">(1)</text:span></text:p>
      <text:p text:style-name="P56"><text:span text:style-name="T57">(d) Maladies psychiatriques : </text:span><text:span text:style-name="T106">Les </text:span><text:span text:style-name="Strong_20_Emphasis"><text:span text:style-name="T106">troubles psychiatriques</text:span></text:span><text:span text:style-name="T106"> se caractérisent par une diminution, voire une perte de l’aptitude de l’esprit à fonctionner normalement et à réagir de manière appropriée aux situations de la vie</text:span></text:p>
      <text:p text:style-name="P56"><text:span text:style-name="T58">(e) Plateforme technologique : </text:span><text:span text:style-name="T109">Une</text:span><text:span text:style-name="Strong_20_Emphasis"><text:span text:style-name="T109"> plateforme technologique</text:span></text:span><text:span text:style-name="T109"> est un plateau technique autour d'une thématique commune, </text:span><text:span text:style-name="T110">elle apporte un soutien au développement technique d’activités. (</text:span><text:span text:style-name="T111">3</text:span><text:span text:style-name="T110">)</text:span></text:p>
      <text:p text:style-name="P16">BIBLIO</text:p>
      <text:p text:style-name="P1"><text:span text:style-name="T113">(</text:span><text:a xlink:type="simple" xlink:href="https://institutducerveau-icm.org/fr/" text:style-name="Internet_20_link" text:visited-style-name="Visited_20_Internet_20_Link"><text:span text:style-name="T114">1</text:span></text:a><text:span text:style-name="T113">) </text:span><text:span text:style-name="T112">site ICM</text:span></text:p>
      <text:p text:style-name="P12"><text:span text:style-name="T91">(</text:span><text:span text:style-name="T92">2</text:span><text:span text:style-name="T91">) AP HP</text:span></text:p>
      <text:p text:style-name="P13">(<text:span text:style-name="T71">3</text:span>) https://www.synergielyoncancer.fr/glossaire/plateforme-technologique</text:p>
      <text:p text:style-name="P3"><text:span text:style-name="T115">(</text:span><text:a xlink:type="simple" xlink:href="https://www.isir.upmc.fr/" text:style-name="Internet_20_link" text:visited-style-name="Visited_20_Internet_20_Link"><text:span text:style-name="T116">4</text:span></text:a><text:span text:style-name="T115">) ISIR</text:span></text:p>
      <text:p text:style-name="P4"><text:soft-page-break/><text:span text:style-name="T115">(5!!) Sinan Haliyo ISIR </text:span><text:a xlink:type="simple" xlink:href="https://pages2.isir.upmc.fr/shaliyo/" text:style-name="Internet_20_link" text:visited-style-name="Visited_20_Internet_20_Link"><text:span text:style-name="T115">https://pages2.isir.upmc.fr/shaliyo/</text:span></text:a><text:span text:style-name="T115"> </text:span></text:p>
      <text:p text:style-name="P20">(<text:span text:style-name="T101">5</text:span>) HCI Sorbonne https://hci.isir.upmc.fr/</text:p>
      <text:p text:style-name="P5"><text:span text:style-name="T109">(6) pydbs project week </text:span><text:a xlink:type="simple" xlink:href="https://www.na-mic.org/wiki/Project_Week_25/Surgical_Planning_In_Stereotaxy" text:style-name="Internet_20_link" text:visited-style-name="Visited_20_Internet_20_Link"><text:span text:style-name="T109">https://www.na-mic.org/wiki/Project_Week_25/Surgical_Planning_In_Stereotaxy</text:span></text:a></text:p>
      <text:p text:style-name="P14">(7) https://yeb-cenir.icm-institute.org/yebatlas</text:p>
      <text:p text:style-name="P6"><text:span text:style-name="T109">(8) </text:span><text:a xlink:type="simple" xlink:href="https://www.linternaute.fr/dictionnaire/fr/definition/ihm/" text:style-name="Internet_20_link" text:visited-style-name="Visited_20_Internet_20_Link"><text:span text:style-name="T109">https://www.linternaute.fr/dictionnaire/fr/definition/ihm/</text:span></text:a><text:span text:style-name="T109"> </text:span></text:p>
      <text:p text:style-name="P8"><text:span text:style-name="T118">(9) </text:span><text:a xlink:type="simple" xlink:href="https://medium.com/@bluehair.co/what-are-tangible-user-interfaces-ce6a5aa5c912" text:style-name="Internet_20_link" text:visited-style-name="Visited_20_Internet_20_Link"><text:span text:style-name="T102">https://medium.com/@bluehair.co/what-are-tangible-user-interfaces-ce6a5aa5c912</text:span></text:a></text:p>
      <text:p text:style-name="P11"><text:span text:style-name="T118">(</text:span><text:span text:style-name="T117">10) </text:span><text:a xlink:type="simple" xlink:href="https://developer.zspace.com/docs/bp-overview" text:style-name="Internet_20_link" text:visited-style-name="Visited_20_Internet_20_Link"><text:span text:style-name="T102">https://developer.zspace.com/docs/bp-overview</text:span></text:a><text:span text:style-name="T117"> </text:span></text:p>
      <text:p text:style-name="P15">()</text:p>
      <text:p text:style-name="P7"> </text:p>
      <text:p text:style-name="P7"> </text:p>
      <text:p text:style-name="P74"><text:bookmark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1" svg:font-family="Carlit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6T09:19:58.420500969</dc:date>
    <meta:editing-duration>PT1H6S</meta:editing-duration>
    <meta:editing-cycles>12</meta:editing-cycles>
    <meta:generator>LibreOffice/6.4.6.2$Linux_X86_64 LibreOffice_project/40$Build-2</meta:generator>
    <meta:document-statistic meta:table-count="0" meta:image-count="0" meta:object-count="0" meta:page-count="14" meta:paragraph-count="250" meta:word-count="5971" meta:character-count="38707" meta:non-whitespace-character-count="32952"/>
  </office:meta>
</office:document-meta>
</file>